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685.54pt" svg:y="569.06pt">
            <loext:p draw:notify-on-update-of-ranges="Sheet1.P23:Sheet1.P43 Sheet1.AC23:Sheet1.AC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>
            <text:p>bigger</text:p>
          </table:table-cell>
          <table:table-cell table:number-columns-repeated="9"/>
          <table:table-cell table:style-name="ce1" office:value-type="string" calcext:value-type="string">
            <text:p>smal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urrent gain</text:p>
          </table:table-cell>
          <table:table-cell office:value-type="string" calcext:value-type="string">
            <text:p>prev min</text:p>
          </table:table-cell>
          <table:table-cell table:number-columns-repeated="2"/>
          <table:table-cell office:value-type="string" calcext:value-type="string">
            <text:p>prev max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w min</text:p>
          </table:table-cell>
          <table:table-cell office:value-type="string" calcext:value-type="string">
            <text:p>new max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current gain</text:p>
          </table:table-cell>
          <table:table-cell office:value-type="string" calcext:value-type="string">
            <text:p>prev min</text:p>
          </table:table-cell>
          <table:table-cell office:value-type="string" calcext:value-type="string">
            <text:p>prev max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w min</text:p>
          </table:table-cell>
          <table:table-cell office:value-type="string" calcext:value-type="string">
            <text:p>new max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]-[.C3]" office:value-type="float" office:value="2" calcext:value-type="float">
            <text:p>2</text:p>
          </table:table-cell>
          <table:table-cell table:formula="of:=[.B3]-[.G3]*1" office:value-type="float" office:value="-7" calcext:value-type="float">
            <text:p>-7</text:p>
          </table:table-cell>
          <table:table-cell table:formula="of:=[.B3]+[.G3]*1" office:value-type="float" office:value="-3" calcext:value-type="float">
            <text:p>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N3]-[.M3]" office:value-type="float" office:value="2" calcext:value-type="float">
            <text:p>2</text:p>
          </table:table-cell>
          <table:table-cell table:formula="of:=[.L3]-[.O3]/4" office:value-type="float" office:value="-0.5" calcext:value-type="float">
            <text:p>-0.5</text:p>
          </table:table-cell>
          <table:table-cell table:formula="of:=[.L3]+[.O3]/4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H3]" office:value-type="float" office:value="-7" calcext:value-type="float">
            <text:p>-7</text:p>
          </table:table-cell>
          <table:table-cell table:number-columns-repeated="2"/>
          <table:table-cell table:formula="of:=[.I3]" office:value-type="float" office:value="-3" calcext:value-type="float">
            <text:p>-3</text:p>
          </table:table-cell>
          <table:table-cell table:formula="of:=[.F4]-[.C4]" office:value-type="float" office:value="4" calcext:value-type="float">
            <text:p>4</text:p>
          </table:table-cell>
          <table:table-cell table:formula="of:=[.B4]-[.G4]*1" office:value-type="float" office:value="-9" calcext:value-type="float">
            <text:p>-9</text:p>
          </table:table-cell>
          <table:table-cell table:formula="of:=[.B4]+[.G4]*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3]" office:value-type="float" office:value="-0.5" calcext:value-type="float">
            <text:p>-0.5</text:p>
          </table:table-cell>
          <table:table-cell table:formula="of:=[.Q3]" office:value-type="float" office:value="0.5" calcext:value-type="float">
            <text:p>0.5</text:p>
          </table:table-cell>
          <table:table-cell table:formula="of:=[.N4]-[.M4]" office:value-type="float" office:value="1" calcext:value-type="float">
            <text:p>1</text:p>
          </table:table-cell>
          <table:table-cell table:formula="of:=[.L4]-[.O4]/4" office:value-type="float" office:value="-0.25" calcext:value-type="float">
            <text:p>-0.25</text:p>
          </table:table-cell>
          <table:table-cell table:formula="of:=[.L4]+[.O4]/4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H4]" office:value-type="float" office:value="-9" calcext:value-type="float">
            <text:p>-9</text:p>
          </table:table-cell>
          <table:table-cell table:number-columns-repeated="2"/>
          <table:table-cell table:formula="of:=[.I4]" office:value-type="float" office:value="-1" calcext:value-type="float">
            <text:p>-1</text:p>
          </table:table-cell>
          <table:table-cell table:formula="of:=[.F5]-[.C5]" office:value-type="float" office:value="8" calcext:value-type="float">
            <text:p>8</text:p>
          </table:table-cell>
          <table:table-cell table:formula="of:=[.B5]-[.G5]*1" office:value-type="float" office:value="-13" calcext:value-type="float">
            <text:p>-13</text:p>
          </table:table-cell>
          <table:table-cell table:formula="of:=[.B5]+[.G5]*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P4]" office:value-type="float" office:value="-0.25" calcext:value-type="float">
            <text:p>-0.25</text:p>
          </table:table-cell>
          <table:table-cell table:formula="of:=[.Q4]" office:value-type="float" office:value="0.25" calcext:value-type="float">
            <text:p>0.25</text:p>
          </table:table-cell>
          <table:table-cell table:formula="of:=[.N5]-[.M5]" office:value-type="float" office:value="0.5" calcext:value-type="float">
            <text:p>0.5</text:p>
          </table:table-cell>
          <table:table-cell table:formula="of:=[.L5]-[.O5]/4" office:value-type="float" office:value="-0.125" calcext:value-type="float">
            <text:p>-0.125</text:p>
          </table:table-cell>
          <table:table-cell table:formula="of:=[.L5]+[.O5]/4" office:value-type="float" office:value="0.125" calcext:value-type="float">
            <text:p>0.125</text:p>
          </table:table-cell>
          <table:table-cell table:number-columns-repeated="12"/>
        </table:table-row>
        <table:table-row table:style-name="ro1" table:number-rows-repeated="15">
          <table:table-cell table:number-columns-repeated="29"/>
        </table:table-row>
        <table:table-row table:style-name="ro1">
          <table:table-cell table:number-columns-repeated="14"/>
          <table:table-cell table:style-name="ce1" office:value-type="string" calcext:value-type="string">
            <text:p>scale value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bigger or smaller</text:p>
          </table:table-cell>
          <table:table-cell table:number-columns-repeated="12"/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in neutral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deadban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bigger?</text:p>
          </table:table-cell>
          <table:table-cell office:value-type="string" calcext:value-type="string">
            <text:p>update gain?</text:p>
          </table:table-cell>
          <table:table-cell office:value-type="string" calcext:value-type="string">
            <text:p>modified gain</text:p>
          </table:table-cell>
          <table:table-cell office:value-type="string" calcext:value-type="string">
            <text:p>set gain</text:p>
          </table:table-cell>
          <table:table-cell office:value-type="string" calcext:value-type="string">
            <text:p>prev min</text:p>
          </table:table-cell>
          <table:table-cell office:value-type="string" calcext:value-type="string">
            <text:p>prev max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w min</text:p>
          </table:table-cell>
          <table:table-cell office:value-type="string" calcext:value-type="string">
            <text:p>new max</text:p>
          </table:table-cell>
          <table:table-cell office:value-type="string" calcext:value-type="string">
            <text:p>in range?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23]&lt;[.S23];-1;IF([.P23]&gt;[.S23];1;0))" office:value-type="float" office:value="-1" calcext:value-type="float">
            <text:p>-1</text:p>
          </table:table-cell>
          <table:table-cell table:formula="of:=([.U23]-[.Q23])/([.R23]-[.S23])" office:value-type="float" office:value="10000" calcext:value-type="float">
            <text:p>10000</text:p>
          </table:table-cell>
          <table:table-cell table:formula="of:=[.Y23]*([.P23]-[.R23])+[.U23]" office:value-type="float" office:value="1000" calcext:value-type="float">
            <text:p>1000</text:p>
          </table:table-cell>
          <table:table-cell table:formula="of:=([.V23]-[.Q23])/([.T23]-[.S23])" office:value-type="float" office:value="3333.33333333333" calcext:value-type="float">
            <text:p>3333.3333333333</text:p>
          </table:table-cell>
          <table:table-cell table:formula="of:=[.AA23]*([.P23]-[.T23])+[.V23]" office:value-type="float" office:value="1333.33333333333" calcext:value-type="float">
            <text:p>1333.3333333333</text:p>
          </table:table-cell>
          <table:table-cell table:formula="of:=IF([.X23]=0;[.Q23];IF([.X23]=1;[.AB23];[.Z23]))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24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H24]-[.G24]" office:value-type="float" office:value="2" calcext:value-type="float">
            <text:p>2</text:p>
          </table:table-cell>
          <table:table-cell table:formula="of:==IF([.C24]=1;[.F24]-[.I24]*1;[.F24]-[.I24]/4)" office:value-type="float" office:value="-1.5" calcext:value-type="float">
            <text:p>-1.5</text:p>
          </table:table-cell>
          <table:table-cell table:formula="of:=IF([.C24]=1;[.F24]+[.I24]*1;[.F24]+[.I24]/4)" office:value-type="float" office:value="2.5" calcext:value-type="float">
            <text:p>2.5</text:p>
          </table:table-cell>
          <table:table-cell table:formula="of:=IF(AND([.F24]&gt;[.J24];[.F24]&lt;[.K24]);1;0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23]+0.01" office:value-type="float" office:value="0.11" calcext:value-type="float">
            <text:p>0.11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24]&lt;[.S24];-1;IF([.P24]&gt;[.S24];1;0))" office:value-type="float" office:value="-1" calcext:value-type="float">
            <text:p>-1</text:p>
          </table:table-cell>
          <table:table-cell table:formula="of:=([.U24]-[.Q24])/([.R24]-[.S24])" office:value-type="float" office:value="10000" calcext:value-type="float">
            <text:p>10000</text:p>
          </table:table-cell>
          <table:table-cell table:formula="of:=[.Y24]*([.P24]-[.R24])+[.U24]" office:value-type="float" office:value="1100" calcext:value-type="float">
            <text:p>1100</text:p>
          </table:table-cell>
          <table:table-cell table:formula="of:=([.V24]-[.Q24])/([.T24]-[.S24])" office:value-type="float" office:value="3333.33333333333" calcext:value-type="float">
            <text:p>3333.3333333333</text:p>
          </table:table-cell>
          <table:table-cell table:formula="of:=[.AA24]*([.P24]-[.T24])+[.V24]" office:value-type="float" office:value="1366.66666666667" calcext:value-type="float">
            <text:p>1366.6666666667</text:p>
          </table:table-cell>
          <table:table-cell table:formula="of:=IF([.X24]=0;[.Q24];IF([.X24]=1;[.AB24];[.Z24]))"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26]" office:value-type="float" office:value="-3.5" calcext:value-type="float">
            <text:p>-3.5</text:p>
          </table:table-cell>
          <table:table-cell office:value-type="float" office:value="0.5" calcext:value-type="float">
            <text:p>0.5</text:p>
          </table:table-cell>
          <table:table-cell table:formula="of:=[.J24]" office:value-type="float" office:value="-1.5" calcext:value-type="float">
            <text:p>-1.5</text:p>
          </table:table-cell>
          <table:table-cell table:formula="of:=[.K24]" office:value-type="float" office:value="2.5" calcext:value-type="float">
            <text:p>2.5</text:p>
          </table:table-cell>
          <table:table-cell table:formula="of:=[.H25]-[.G25]" office:value-type="float" office:value="4" calcext:value-type="float">
            <text:p>4</text:p>
          </table:table-cell>
          <table:table-cell table:formula="of:==IF([.C25]=1;[.F25]-[.I25]*1;[.F25]-[.I25]/4)" office:value-type="float" office:value="-3.5" calcext:value-type="float">
            <text:p>-3.5</text:p>
          </table:table-cell>
          <table:table-cell table:formula="of:=IF([.C25]=1;[.F25]+[.I25]*1;[.F25]+[.I25]/4)" office:value-type="float" office:value="4.5" calcext:value-type="float">
            <text:p>4.5</text:p>
          </table:table-cell>
          <table:table-cell table:formula="of:=IF(AND([.F25]&gt;[.J25];[.F25]&lt;[.K25]);1;0)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24]+0.01" office:value-type="float" office:value="0.12" calcext:value-type="float">
            <text:p>0.12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25]&lt;[.S25];-1;IF([.P25]&gt;[.S25];1;0))" office:value-type="float" office:value="-1" calcext:value-type="float">
            <text:p>-1</text:p>
          </table:table-cell>
          <table:table-cell table:formula="of:=([.U25]-[.Q25])/([.R25]-[.S25])" office:value-type="float" office:value="10000" calcext:value-type="float">
            <text:p>10000</text:p>
          </table:table-cell>
          <table:table-cell table:formula="of:=[.Y25]*([.P25]-[.R25])+[.U25]" office:value-type="float" office:value="1200" calcext:value-type="float">
            <text:p>1200</text:p>
          </table:table-cell>
          <table:table-cell table:formula="of:=([.V25]-[.Q25])/([.T25]-[.S25])" office:value-type="float" office:value="3333.33333333333" calcext:value-type="float">
            <text:p>3333.3333333333</text:p>
          </table:table-cell>
          <table:table-cell table:formula="of:=[.AA25]*([.P25]-[.T25])+[.V25]" office:value-type="float" office:value="1400" calcext:value-type="float">
            <text:p>1400</text:p>
          </table:table-cell>
          <table:table-cell table:formula="of:=IF([.X25]=0;[.Q25];IF([.X25]=1;[.AB25];[.Z25]))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25]" office:value-type="float" office:value="-3.5" calcext:value-type="float">
            <text:p>-3.5</text:p>
          </table:table-cell>
          <table:table-cell table:formula="of:=[.K25]" office:value-type="float" office:value="4.5" calcext:value-type="float">
            <text:p>4.5</text:p>
          </table:table-cell>
          <table:table-cell table:formula="of:=[.H26]-[.G26]" office:value-type="float" office:value="8" calcext:value-type="float">
            <text:p>8</text:p>
          </table:table-cell>
          <table:table-cell table:formula="of:==IF([.C26]=1;[.F26]-[.I26]*1;[.F26]-[.I26]/4)" office:value-type="float" office:value="-7.5" calcext:value-type="float">
            <text:p>-7.5</text:p>
          </table:table-cell>
          <table:table-cell table:formula="of:=IF([.C26]=1;[.F26]+[.I26]*1;[.F26]+[.I26]/4)" office:value-type="float" office:value="8.5" calcext:value-type="float">
            <text:p>8.5</text:p>
          </table:table-cell>
          <table:table-cell table:formula="of:=IF(AND([.F26]&gt;[.J26];[.F26]&lt;[.K26]);1;0)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P25]+0.01" office:value-type="float" office:value="0.13" calcext:value-type="float">
            <text:p>0.13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26]&lt;[.S26];-1;IF([.P26]&gt;[.S26];1;0))" office:value-type="float" office:value="-1" calcext:value-type="float">
            <text:p>-1</text:p>
          </table:table-cell>
          <table:table-cell table:formula="of:=([.U26]-[.Q26])/([.R26]-[.S26])" office:value-type="float" office:value="10000" calcext:value-type="float">
            <text:p>10000</text:p>
          </table:table-cell>
          <table:table-cell table:formula="of:=[.Y26]*([.P26]-[.R26])+[.U26]" office:value-type="float" office:value="1300" calcext:value-type="float">
            <text:p>1300</text:p>
          </table:table-cell>
          <table:table-cell table:formula="of:=([.V26]-[.Q26])/([.T26]-[.S26])" office:value-type="float" office:value="3333.33333333333" calcext:value-type="float">
            <text:p>3333.3333333333</text:p>
          </table:table-cell>
          <table:table-cell table:formula="of:=[.AA26]*([.P26]-[.T26])+[.V26]" office:value-type="float" office:value="1433.33333333333" calcext:value-type="float">
            <text:p>1433.3333333333</text:p>
          </table:table-cell>
          <table:table-cell table:formula="of:=IF([.X26]=0;[.Q26];IF([.X26]=1;[.AB26];[.Z26]))"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26]" office:value-type="float" office:value="-7.5" calcext:value-type="float">
            <text:p>-7.5</text:p>
          </table:table-cell>
          <table:table-cell table:formula="of:=[.K26]" office:value-type="float" office:value="8.5" calcext:value-type="float">
            <text:p>8.5</text:p>
          </table:table-cell>
          <table:table-cell table:formula="of:=[.H27]-[.G27]" office:value-type="float" office:value="16" calcext:value-type="float">
            <text:p>16</text:p>
          </table:table-cell>
          <table:table-cell table:formula="of:==IF([.C27]=1;[.F27]-[.I27]*1;[.F27]-[.I27]/4)" office:value-type="float" office:value="-15.5" calcext:value-type="float">
            <text:p>-15.5</text:p>
          </table:table-cell>
          <table:table-cell table:formula="of:=IF([.C27]=1;[.F27]+[.I27]*1;[.F27]+[.I27]/4)" office:value-type="float" office:value="16.5" calcext:value-type="float">
            <text:p>16.5</text:p>
          </table:table-cell>
          <table:table-cell table:formula="of:=IF(AND([.F27]&gt;[.J27];[.F27]&lt;[.K27]);1;0)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P26]+0.01" office:value-type="float" office:value="0.14" calcext:value-type="float">
            <text:p>0.14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27]&lt;[.S27];-1;IF([.P27]&gt;[.S27];1;0))" office:value-type="float" office:value="-1" calcext:value-type="float">
            <text:p>-1</text:p>
          </table:table-cell>
          <table:table-cell table:formula="of:=([.U27]-[.Q27])/([.R27]-[.S27])" office:value-type="float" office:value="10000" calcext:value-type="float">
            <text:p>10000</text:p>
          </table:table-cell>
          <table:table-cell table:formula="of:=[.Y27]*([.P27]-[.R27])+[.U27]" office:value-type="float" office:value="1400" calcext:value-type="float">
            <text:p>1400</text:p>
          </table:table-cell>
          <table:table-cell table:formula="of:=([.V27]-[.Q27])/([.T27]-[.S27])" office:value-type="float" office:value="3333.33333333333" calcext:value-type="float">
            <text:p>3333.3333333333</text:p>
          </table:table-cell>
          <table:table-cell table:formula="of:=[.AA27]*([.P27]-[.T27])+[.V27]" office:value-type="float" office:value="1466.66666666667" calcext:value-type="float">
            <text:p>1466.6666666667</text:p>
          </table:table-cell>
          <table:table-cell table:formula="of:=IF([.X27]=0;[.Q27];IF([.X27]=1;[.AB27];[.Z27]))"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27]" office:value-type="float" office:value="-15.5" calcext:value-type="float">
            <text:p>-15.5</text:p>
          </table:table-cell>
          <table:table-cell table:formula="of:=[.K27]" office:value-type="float" office:value="16.5" calcext:value-type="float">
            <text:p>16.5</text:p>
          </table:table-cell>
          <table:table-cell table:formula="of:=[.H28]-[.G28]" office:value-type="float" office:value="32" calcext:value-type="float">
            <text:p>32</text:p>
          </table:table-cell>
          <table:table-cell table:formula="of:==IF([.C28]=1;[.F28]-[.I28]*1;[.F28]-[.I28]/4)" office:value-type="float" office:value="-31.5" calcext:value-type="float">
            <text:p>-31.5</text:p>
          </table:table-cell>
          <table:table-cell table:formula="of:=IF([.C28]=1;[.F28]+[.I28]*1;[.F28]+[.I28]/4)" office:value-type="float" office:value="32.5" calcext:value-type="float">
            <text:p>32.5</text:p>
          </table:table-cell>
          <table:table-cell table:formula="of:=IF(AND([.F28]&gt;[.J28];[.F28]&lt;[.K28]);1;0)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P27]+0.01" office:value-type="float" office:value="0.15" calcext:value-type="float">
            <text:p>0.15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28]&lt;[.S28];-1;IF([.P28]&gt;[.S28];1;0))" office:value-type="float" office:value="0" calcext:value-type="float">
            <text:p>0</text:p>
          </table:table-cell>
          <table:table-cell table:formula="of:=([.U28]-[.Q28])/([.R28]-[.S28])" office:value-type="float" office:value="10000" calcext:value-type="float">
            <text:p>10000</text:p>
          </table:table-cell>
          <table:table-cell table:formula="of:=[.Y28]*([.P28]-[.R28])+[.U28]" office:value-type="float" office:value="1500" calcext:value-type="float">
            <text:p>1500</text:p>
          </table:table-cell>
          <table:table-cell table:formula="of:=([.V28]-[.Q28])/([.T28]-[.S28])" office:value-type="float" office:value="3333.33333333333" calcext:value-type="float">
            <text:p>3333.3333333333</text:p>
          </table:table-cell>
          <table:table-cell table:formula="of:=[.AA28]*([.P28]-[.T28])+[.V28]" office:value-type="float" office:value="1500" calcext:value-type="float">
            <text:p>1500</text:p>
          </table:table-cell>
          <table:table-cell table:formula="of:=IF([.X28]=0;[.Q28];IF([.X28]=1;[.AB28];[.Z28]))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28]" office:value-type="float" office:value="-31.5" calcext:value-type="float">
            <text:p>-31.5</text:p>
          </table:table-cell>
          <table:table-cell table:formula="of:=[.K28]" office:value-type="float" office:value="32.5" calcext:value-type="float">
            <text:p>32.5</text:p>
          </table:table-cell>
          <table:table-cell table:formula="of:=[.H29]-[.G29]" office:value-type="float" office:value="64" calcext:value-type="float">
            <text:p>64</text:p>
          </table:table-cell>
          <table:table-cell table:formula="of:==IF([.C29]=1;[.F29]-[.I29]*1;[.F29]-[.I29]/4)" office:value-type="float" office:value="-15.5" calcext:value-type="float">
            <text:p>-15.5</text:p>
          </table:table-cell>
          <table:table-cell table:formula="of:=IF([.C29]=1;[.F29]+[.I29]*1;[.F29]+[.I29]/4)" office:value-type="float" office:value="16.5" calcext:value-type="float">
            <text:p>16.5</text:p>
          </table:table-cell>
          <table:table-cell table:formula="of:=IF(AND([.F29]&gt;[.J29];[.F29]&lt;[.K29]);1;0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P28]+0.01" office:value-type="float" office:value="0.16" calcext:value-type="float">
            <text:p>0.16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29]&lt;[.S29];-1;IF([.P29]&gt;[.S29];1;0))" office:value-type="float" office:value="1" calcext:value-type="float">
            <text:p>1</text:p>
          </table:table-cell>
          <table:table-cell table:formula="of:=([.U29]-[.Q29])/([.R29]-[.S29])" office:value-type="float" office:value="10000" calcext:value-type="float">
            <text:p>10000</text:p>
          </table:table-cell>
          <table:table-cell table:formula="of:=[.Y29]*([.P29]-[.R29])+[.U29]" office:value-type="float" office:value="1600" calcext:value-type="float">
            <text:p>1600</text:p>
          </table:table-cell>
          <table:table-cell table:formula="of:=([.V29]-[.Q29])/([.T29]-[.S29])" office:value-type="float" office:value="3333.33333333333" calcext:value-type="float">
            <text:p>3333.3333333333</text:p>
          </table:table-cell>
          <table:table-cell table:formula="of:=[.AA29]*([.P29]-[.T29])+[.V29]" office:value-type="float" office:value="1533.33333333333" calcext:value-type="float">
            <text:p>1533.3333333333</text:p>
          </table:table-cell>
          <table:table-cell table:formula="of:=IF([.X29]=0;[.Q29];IF([.X29]=1;[.AB29];[.Z29]))" office:value-type="float" office:value="1533.33333333333" calcext:value-type="float">
            <text:p>1533.33333333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29]" office:value-type="float" office:value="-15.5" calcext:value-type="float">
            <text:p>-15.5</text:p>
          </table:table-cell>
          <table:table-cell table:formula="of:=[.K29]" office:value-type="float" office:value="16.5" calcext:value-type="float">
            <text:p>16.5</text:p>
          </table:table-cell>
          <table:table-cell table:formula="of:=[.H30]-[.G30]" office:value-type="float" office:value="32" calcext:value-type="float">
            <text:p>32</text:p>
          </table:table-cell>
          <table:table-cell table:formula="of:==IF([.C30]=1;[.F30]-[.I30]*1;[.F30]-[.I30]/4)" office:value-type="float" office:value="-7.5" calcext:value-type="float">
            <text:p>-7.5</text:p>
          </table:table-cell>
          <table:table-cell table:formula="of:=IF([.C30]=1;[.F30]+[.I30]*1;[.F30]+[.I30]/4)" office:value-type="float" office:value="8.5" calcext:value-type="float">
            <text:p>8.5</text:p>
          </table:table-cell>
          <table:table-cell table:formula="of:=IF(AND([.F30]&gt;[.J30];[.F30]&lt;[.K30]);1;0)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P29]+0.01" office:value-type="float" office:value="0.17" calcext:value-type="float">
            <text:p>0.17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0]&lt;[.S30];-1;IF([.P30]&gt;[.S30];1;0))" office:value-type="float" office:value="1" calcext:value-type="float">
            <text:p>1</text:p>
          </table:table-cell>
          <table:table-cell table:formula="of:=([.U30]-[.Q30])/([.R30]-[.S30])" office:value-type="float" office:value="10000" calcext:value-type="float">
            <text:p>10000</text:p>
          </table:table-cell>
          <table:table-cell table:formula="of:=[.Y30]*([.P30]-[.R30])+[.U30]" office:value-type="float" office:value="1700" calcext:value-type="float">
            <text:p>1700</text:p>
          </table:table-cell>
          <table:table-cell table:formula="of:=([.V30]-[.Q30])/([.T30]-[.S30])" office:value-type="float" office:value="3333.33333333333" calcext:value-type="float">
            <text:p>3333.3333333333</text:p>
          </table:table-cell>
          <table:table-cell table:formula="of:=[.AA30]*([.P30]-[.T30])+[.V30]" office:value-type="float" office:value="1566.66666666667" calcext:value-type="float">
            <text:p>1566.6666666667</text:p>
          </table:table-cell>
          <table:table-cell table:formula="of:=IF([.X30]=0;[.Q30];IF([.X30]=1;[.AB30];[.Z30]))" office:value-type="float" office:value="1566.66666666667" calcext:value-type="float">
            <text:p>1566.66666666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0]" office:value-type="float" office:value="-7.5" calcext:value-type="float">
            <text:p>-7.5</text:p>
          </table:table-cell>
          <table:table-cell table:formula="of:=[.K30]" office:value-type="float" office:value="8.5" calcext:value-type="float">
            <text:p>8.5</text:p>
          </table:table-cell>
          <table:table-cell table:formula="of:=[.H31]-[.G31]" office:value-type="float" office:value="16" calcext:value-type="float">
            <text:p>16</text:p>
          </table:table-cell>
          <table:table-cell table:formula="of:==IF([.C31]=1;[.F31]-[.I31]*1;[.F31]-[.I31]/4)" office:value-type="float" office:value="-3.5" calcext:value-type="float">
            <text:p>-3.5</text:p>
          </table:table-cell>
          <table:table-cell table:formula="of:=IF([.C31]=1;[.F31]+[.I31]*1;[.F31]+[.I31]/4)" office:value-type="float" office:value="4.5" calcext:value-type="float">
            <text:p>4.5</text:p>
          </table:table-cell>
          <table:table-cell table:formula="of:=IF(AND([.F31]&gt;[.J31];[.F31]&lt;[.K31]);1;0)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P30]+0.01" office:value-type="float" office:value="0.18" calcext:value-type="float">
            <text:p>0.18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1]&lt;[.S31];-1;IF([.P31]&gt;[.S31];1;0))" office:value-type="float" office:value="1" calcext:value-type="float">
            <text:p>1</text:p>
          </table:table-cell>
          <table:table-cell table:formula="of:=([.U31]-[.Q31])/([.R31]-[.S31])" office:value-type="float" office:value="10000" calcext:value-type="float">
            <text:p>10000</text:p>
          </table:table-cell>
          <table:table-cell table:formula="of:=[.Y31]*([.P31]-[.R31])+[.U31]" office:value-type="float" office:value="1800" calcext:value-type="float">
            <text:p>1800</text:p>
          </table:table-cell>
          <table:table-cell table:formula="of:=([.V31]-[.Q31])/([.T31]-[.S31])" office:value-type="float" office:value="3333.33333333333" calcext:value-type="float">
            <text:p>3333.3333333333</text:p>
          </table:table-cell>
          <table:table-cell table:formula="of:=[.AA31]*([.P31]-[.T31])+[.V31]" office:value-type="float" office:value="1600" calcext:value-type="float">
            <text:p>1600</text:p>
          </table:table-cell>
          <table:table-cell table:formula="of:=IF([.X31]=0;[.Q31];IF([.X31]=1;[.AB31];[.Z31]))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1]" office:value-type="float" office:value="-3.5" calcext:value-type="float">
            <text:p>-3.5</text:p>
          </table:table-cell>
          <table:table-cell table:formula="of:=[.K31]" office:value-type="float" office:value="4.5" calcext:value-type="float">
            <text:p>4.5</text:p>
          </table:table-cell>
          <table:table-cell table:formula="of:=[.H32]-[.G32]" office:value-type="float" office:value="8" calcext:value-type="float">
            <text:p>8</text:p>
          </table:table-cell>
          <table:table-cell table:formula="of:==IF([.C32]=1;[.F32]-[.I32]*1;[.F32]-[.I32]/4)" office:value-type="float" office:value="-1.5" calcext:value-type="float">
            <text:p>-1.5</text:p>
          </table:table-cell>
          <table:table-cell table:formula="of:=IF([.C32]=1;[.F32]+[.I32]*1;[.F32]+[.I32]/4)" office:value-type="float" office:value="2.5" calcext:value-type="float">
            <text:p>2.5</text:p>
          </table:table-cell>
          <table:table-cell table:formula="of:=IF(AND([.F32]&gt;[.J32];[.F32]&lt;[.K32]);1;0)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P31]+0.01" office:value-type="float" office:value="0.19" calcext:value-type="float">
            <text:p>0.19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2]&lt;[.S32];-1;IF([.P32]&gt;[.S32];1;0))" office:value-type="float" office:value="1" calcext:value-type="float">
            <text:p>1</text:p>
          </table:table-cell>
          <table:table-cell table:formula="of:=([.U32]-[.Q32])/([.R32]-[.S32])" office:value-type="float" office:value="10000" calcext:value-type="float">
            <text:p>10000</text:p>
          </table:table-cell>
          <table:table-cell table:formula="of:=[.Y32]*([.P32]-[.R32])+[.U32]" office:value-type="float" office:value="1900" calcext:value-type="float">
            <text:p>1900</text:p>
          </table:table-cell>
          <table:table-cell table:formula="of:=([.V32]-[.Q32])/([.T32]-[.S32])" office:value-type="float" office:value="3333.33333333333" calcext:value-type="float">
            <text:p>3333.3333333333</text:p>
          </table:table-cell>
          <table:table-cell table:formula="of:=[.AA32]*([.P32]-[.T32])+[.V32]" office:value-type="float" office:value="1633.33333333333" calcext:value-type="float">
            <text:p>1633.3333333333</text:p>
          </table:table-cell>
          <table:table-cell table:formula="of:=IF([.X32]=0;[.Q32];IF([.X32]=1;[.AB32];[.Z32]))" office:value-type="float" office:value="1633.33333333333" calcext:value-type="float">
            <text:p>1633.333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2]" office:value-type="float" office:value="-1.5" calcext:value-type="float">
            <text:p>-1.5</text:p>
          </table:table-cell>
          <table:table-cell table:formula="of:=[.K32]" office:value-type="float" office:value="2.5" calcext:value-type="float">
            <text:p>2.5</text:p>
          </table:table-cell>
          <table:table-cell table:formula="of:=[.H33]-[.G33]" office:value-type="float" office:value="4" calcext:value-type="float">
            <text:p>4</text:p>
          </table:table-cell>
          <table:table-cell table:formula="of:==IF([.C33]=1;[.F33]-[.I33]*1;[.F33]-[.I33]/4)" office:value-type="float" office:value="-0.5" calcext:value-type="float">
            <text:p>-0.5</text:p>
          </table:table-cell>
          <table:table-cell table:formula="of:=IF([.C33]=1;[.F33]+[.I33]*1;[.F33]+[.I33]/4)" office:value-type="float" office:value="1.5" calcext:value-type="float">
            <text:p>1.5</text:p>
          </table:table-cell>
          <table:table-cell table:formula="of:=IF(AND([.F33]&gt;[.J33];[.F33]&lt;[.K33]);1;0)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P32]+0.01" office:value-type="float" office:value="0.2" calcext:value-type="float">
            <text:p>0.2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3]&lt;[.S33];-1;IF([.P33]&gt;[.S33];1;0))" office:value-type="float" office:value="1" calcext:value-type="float">
            <text:p>1</text:p>
          </table:table-cell>
          <table:table-cell table:formula="of:=([.U33]-[.Q33])/([.R33]-[.S33])" office:value-type="float" office:value="10000" calcext:value-type="float">
            <text:p>10000</text:p>
          </table:table-cell>
          <table:table-cell table:formula="of:=[.Y33]*([.P33]-[.R33])+[.U33]" office:value-type="float" office:value="2000" calcext:value-type="float">
            <text:p>2000</text:p>
          </table:table-cell>
          <table:table-cell table:formula="of:=([.V33]-[.Q33])/([.T33]-[.S33])" office:value-type="float" office:value="3333.33333333333" calcext:value-type="float">
            <text:p>3333.3333333333</text:p>
          </table:table-cell>
          <table:table-cell table:formula="of:=[.AA33]*([.P33]-[.T33])+[.V33]" office:value-type="float" office:value="1666.66666666667" calcext:value-type="float">
            <text:p>1666.6666666667</text:p>
          </table:table-cell>
          <table:table-cell table:formula="of:=IF([.X33]=0;[.Q33];IF([.X33]=1;[.AB33];[.Z33]))" office:value-type="float" office:value="1666.66666666667" calcext:value-type="float">
            <text:p>1666.66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3]" office:value-type="float" office:value="-0.5" calcext:value-type="float">
            <text:p>-0.5</text:p>
          </table:table-cell>
          <table:table-cell table:formula="of:=[.K33]" office:value-type="float" office:value="1.5" calcext:value-type="float">
            <text:p>1.5</text:p>
          </table:table-cell>
          <table:table-cell table:formula="of:=[.H34]-[.G34]" office:value-type="float" office:value="2" calcext:value-type="float">
            <text:p>2</text:p>
          </table:table-cell>
          <table:table-cell table:formula="of:==IF([.C34]=1;[.F34]-[.I34]*1;[.F34]-[.I34]/4)" office:value-type="float" office:value="0" calcext:value-type="float">
            <text:p>0</text:p>
          </table:table-cell>
          <table:table-cell table:formula="of:=IF([.C34]=1;[.F34]+[.I34]*1;[.F34]+[.I34]/4)" office:value-type="float" office:value="1" calcext:value-type="float">
            <text:p>1</text:p>
          </table:table-cell>
          <table:table-cell table:formula="of:=IF(AND([.F34]&gt;[.J34];[.F34]&lt;[.K34]);1;0)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P33]+0.01" office:value-type="float" office:value="0.21" calcext:value-type="float">
            <text:p>0.21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4]&lt;[.S34];-1;IF([.P34]&gt;[.S34];1;0))" office:value-type="float" office:value="1" calcext:value-type="float">
            <text:p>1</text:p>
          </table:table-cell>
          <table:table-cell table:formula="of:=([.U34]-[.Q34])/([.R34]-[.S34])" office:value-type="float" office:value="10000" calcext:value-type="float">
            <text:p>10000</text:p>
          </table:table-cell>
          <table:table-cell table:formula="of:=[.Y34]*([.P34]-[.R34])+[.U34]" office:value-type="float" office:value="2100" calcext:value-type="float">
            <text:p>2100</text:p>
          </table:table-cell>
          <table:table-cell table:formula="of:=([.V34]-[.Q34])/([.T34]-[.S34])" office:value-type="float" office:value="3333.33333333333" calcext:value-type="float">
            <text:p>3333.3333333333</text:p>
          </table:table-cell>
          <table:table-cell table:formula="of:=[.AA34]*([.P34]-[.T34])+[.V34]" office:value-type="float" office:value="1700" calcext:value-type="float">
            <text:p>1700</text:p>
          </table:table-cell>
          <table:table-cell table:formula="of:=IF([.X34]=0;[.Q34];IF([.X34]=1;[.AB34];[.Z34]))" office:value-type="float" office:value="1700" calcext:value-type="float">
            <text:p>17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1" calcext:value-type="float">
            <text:p>1</text:p>
          </table:table-cell>
          <table:table-cell table:formula="of:=[.H35]-[.G35]" office:value-type="float" office:value="1" calcext:value-type="float">
            <text:p>1</text:p>
          </table:table-cell>
          <table:table-cell table:formula="of:==IF([.C35]=1;[.F35]-[.I35]*1;[.F35]-[.I35]/4)" office:value-type="float" office:value="0.25" calcext:value-type="float">
            <text:p>0.25</text:p>
          </table:table-cell>
          <table:table-cell table:formula="of:=IF([.C35]=1;[.F35]+[.I35]*1;[.F35]+[.I35]/4)" office:value-type="float" office:value="0.75" calcext:value-type="float">
            <text:p>0.75</text:p>
          </table:table-cell>
          <table:table-cell table:formula="of:=IF(AND([.F35]&gt;[.J35];[.F35]&lt;[.K35]);1;0)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P34]+0.01" office:value-type="float" office:value="0.22" calcext:value-type="float">
            <text:p>0.22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5]&lt;[.S35];-1;IF([.P35]&gt;[.S35];1;0))" office:value-type="float" office:value="1" calcext:value-type="float">
            <text:p>1</text:p>
          </table:table-cell>
          <table:table-cell table:formula="of:=([.U35]-[.Q35])/([.R35]-[.S35])" office:value-type="float" office:value="10000" calcext:value-type="float">
            <text:p>10000</text:p>
          </table:table-cell>
          <table:table-cell table:formula="of:=[.Y35]*([.P35]-[.R35])+[.U35]" office:value-type="float" office:value="2200" calcext:value-type="float">
            <text:p>2200</text:p>
          </table:table-cell>
          <table:table-cell table:formula="of:=([.V35]-[.Q35])/([.T35]-[.S35])" office:value-type="float" office:value="3333.33333333333" calcext:value-type="float">
            <text:p>3333.3333333333</text:p>
          </table:table-cell>
          <table:table-cell table:formula="of:=[.AA35]*([.P35]-[.T35])+[.V35]" office:value-type="float" office:value="1733.33333333333" calcext:value-type="float">
            <text:p>1733.3333333333</text:p>
          </table:table-cell>
          <table:table-cell table:formula="of:=IF([.X35]=0;[.Q35];IF([.X35]=1;[.AB35];[.Z35]))" office:value-type="float" office:value="1733.33333333333" calcext:value-type="float">
            <text:p>1733.33333333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5]" office:value-type="float" office:value="0.25" calcext:value-type="float">
            <text:p>0.25</text:p>
          </table:table-cell>
          <table:table-cell table:formula="of:=[.K35]" office:value-type="float" office:value="0.75" calcext:value-type="float">
            <text:p>0.75</text:p>
          </table:table-cell>
          <table:table-cell table:formula="of:=[.H36]-[.G36]" office:value-type="float" office:value="0.5" calcext:value-type="float">
            <text:p>0.5</text:p>
          </table:table-cell>
          <table:table-cell table:formula="of:==IF([.C36]=1;[.F36]-[.I36]*1;[.F36]-[.I36]/4)" office:value-type="float" office:value="0.375" calcext:value-type="float">
            <text:p>0.375</text:p>
          </table:table-cell>
          <table:table-cell table:formula="of:=IF([.C36]=1;[.F36]+[.I36]*1;[.F36]+[.I36]/4)" office:value-type="float" office:value="0.625" calcext:value-type="float">
            <text:p>0.625</text:p>
          </table:table-cell>
          <table:table-cell table:formula="of:=IF(AND([.F36]&gt;[.J36];[.F36]&lt;[.K36]);1;0)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P35]+0.01" office:value-type="float" office:value="0.23" calcext:value-type="float">
            <text:p>0.23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6]&lt;[.S36];-1;IF([.P36]&gt;[.S36];1;0))" office:value-type="float" office:value="1" calcext:value-type="float">
            <text:p>1</text:p>
          </table:table-cell>
          <table:table-cell table:formula="of:=([.U36]-[.Q36])/([.R36]-[.S36])" office:value-type="float" office:value="10000" calcext:value-type="float">
            <text:p>10000</text:p>
          </table:table-cell>
          <table:table-cell table:formula="of:=[.Y36]*([.P36]-[.R36])+[.U36]" office:value-type="float" office:value="2300" calcext:value-type="float">
            <text:p>2300</text:p>
          </table:table-cell>
          <table:table-cell table:formula="of:=([.V36]-[.Q36])/([.T36]-[.S36])" office:value-type="float" office:value="3333.33333333333" calcext:value-type="float">
            <text:p>3333.3333333333</text:p>
          </table:table-cell>
          <table:table-cell table:formula="of:=[.AA36]*([.P36]-[.T36])+[.V36]" office:value-type="float" office:value="1766.66666666667" calcext:value-type="float">
            <text:p>1766.6666666667</text:p>
          </table:table-cell>
          <table:table-cell table:formula="of:=IF([.X36]=0;[.Q36];IF([.X36]=1;[.AB36];[.Z36]))" office:value-type="float" office:value="1766.66666666667" calcext:value-type="float">
            <text:p>1766.666666666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6]" office:value-type="float" office:value="0.375" calcext:value-type="float">
            <text:p>0.375</text:p>
          </table:table-cell>
          <table:table-cell table:formula="of:=[.K36]" office:value-type="float" office:value="0.625" calcext:value-type="float">
            <text:p>0.625</text:p>
          </table:table-cell>
          <table:table-cell table:formula="of:=[.H37]-[.G37]" office:value-type="float" office:value="0.25" calcext:value-type="float">
            <text:p>0.25</text:p>
          </table:table-cell>
          <table:table-cell table:formula="of:==IF([.C37]=1;[.F37]-[.I37]*1;[.F37]-[.I37]/4)" office:value-type="float" office:value="0.4375" calcext:value-type="float">
            <text:p>0.4375</text:p>
          </table:table-cell>
          <table:table-cell table:formula="of:=IF([.C37]=1;[.F37]+[.I37]*1;[.F37]+[.I37]/4)" office:value-type="float" office:value="0.5625" calcext:value-type="float">
            <text:p>0.5625</text:p>
          </table:table-cell>
          <table:table-cell table:formula="of:=IF(AND([.F37]&gt;[.J37];[.F37]&lt;[.K37]);1;0)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P36]+0.01" office:value-type="float" office:value="0.24" calcext:value-type="float">
            <text:p>0.24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7]&lt;[.S37];-1;IF([.P37]&gt;[.S37];1;0))" office:value-type="float" office:value="1" calcext:value-type="float">
            <text:p>1</text:p>
          </table:table-cell>
          <table:table-cell table:formula="of:=([.U37]-[.Q37])/([.R37]-[.S37])" office:value-type="float" office:value="10000" calcext:value-type="float">
            <text:p>10000</text:p>
          </table:table-cell>
          <table:table-cell table:formula="of:=[.Y37]*([.P37]-[.R37])+[.U37]" office:value-type="float" office:value="2400" calcext:value-type="float">
            <text:p>2400</text:p>
          </table:table-cell>
          <table:table-cell table:formula="of:=([.V37]-[.Q37])/([.T37]-[.S37])" office:value-type="float" office:value="3333.33333333333" calcext:value-type="float">
            <text:p>3333.3333333333</text:p>
          </table:table-cell>
          <table:table-cell table:formula="of:=[.AA37]*([.P37]-[.T37])+[.V37]" office:value-type="float" office:value="1800" calcext:value-type="float">
            <text:p>1800</text:p>
          </table:table-cell>
          <table:table-cell table:formula="of:=IF([.X37]=0;[.Q37];IF([.X37]=1;[.AB37];[.Z37]))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7]" office:value-type="float" office:value="0.4375" calcext:value-type="float">
            <text:p>0.4375</text:p>
          </table:table-cell>
          <table:table-cell table:formula="of:=[.K37]" office:value-type="float" office:value="0.5625" calcext:value-type="float">
            <text:p>0.5625</text:p>
          </table:table-cell>
          <table:table-cell table:formula="of:=[.H38]-[.G38]" office:value-type="float" office:value="0.125" calcext:value-type="float">
            <text:p>0.125</text:p>
          </table:table-cell>
          <table:table-cell table:formula="of:==IF([.C38]=1;[.F38]-[.I38]*1;[.F38]-[.I38]/4)" office:value-type="float" office:value="0.46875" calcext:value-type="float">
            <text:p>0.46875</text:p>
          </table:table-cell>
          <table:table-cell table:formula="of:=IF([.C38]=1;[.F38]+[.I38]*1;[.F38]+[.I38]/4)" office:value-type="float" office:value="0.53125" calcext:value-type="float">
            <text:p>0.53125</text:p>
          </table:table-cell>
          <table:table-cell table:formula="of:=IF(AND([.F38]&gt;[.J38];[.F38]&lt;[.K38]);1;0)"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P37]+0.01" office:value-type="float" office:value="0.25" calcext:value-type="float">
            <text:p>0.25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8]&lt;[.S38];-1;IF([.P38]&gt;[.S38];1;0))" office:value-type="float" office:value="1" calcext:value-type="float">
            <text:p>1</text:p>
          </table:table-cell>
          <table:table-cell table:formula="of:=([.U38]-[.Q38])/([.R38]-[.S38])" office:value-type="float" office:value="10000" calcext:value-type="float">
            <text:p>10000</text:p>
          </table:table-cell>
          <table:table-cell table:formula="of:=[.Y38]*([.P38]-[.R38])+[.U38]" office:value-type="float" office:value="2500" calcext:value-type="float">
            <text:p>2500</text:p>
          </table:table-cell>
          <table:table-cell table:formula="of:=([.V38]-[.Q38])/([.T38]-[.S38])" office:value-type="float" office:value="3333.33333333333" calcext:value-type="float">
            <text:p>3333.3333333333</text:p>
          </table:table-cell>
          <table:table-cell table:formula="of:=[.AA38]*([.P38]-[.T38])+[.V38]" office:value-type="float" office:value="1833.33333333333" calcext:value-type="float">
            <text:p>1833.3333333333</text:p>
          </table:table-cell>
          <table:table-cell table:formula="of:=IF([.X38]=0;[.Q38];IF([.X38]=1;[.AB38];[.Z38]))" office:value-type="float" office:value="1833.33333333333" calcext:value-type="float">
            <text:p>1833.33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8]" office:value-type="float" office:value="0.46875" calcext:value-type="float">
            <text:p>0.46875</text:p>
          </table:table-cell>
          <table:table-cell table:formula="of:=[.K38]" office:value-type="float" office:value="0.53125" calcext:value-type="float">
            <text:p>0.53125</text:p>
          </table:table-cell>
          <table:table-cell table:formula="of:=[.H39]-[.G39]" office:value-type="float" office:value="0.0625" calcext:value-type="float">
            <text:p>0.0625</text:p>
          </table:table-cell>
          <table:table-cell table:formula="of:==IF([.C39]=1;[.F39]-[.I39]*1;[.F39]-[.I39]/4)" office:value-type="float" office:value="0.484375" calcext:value-type="float">
            <text:p>0.484375</text:p>
          </table:table-cell>
          <table:table-cell table:formula="of:=IF([.C39]=1;[.F39]+[.I39]*1;[.F39]+[.I39]/4)" office:value-type="float" office:value="0.515625" calcext:value-type="float">
            <text:p>0.515625</text:p>
          </table:table-cell>
          <table:table-cell table:formula="of:=IF(AND([.F39]&gt;[.J39];[.F39]&lt;[.K39]);1;0)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P38]+0.01" office:value-type="float" office:value="0.26" calcext:value-type="float">
            <text:p>0.26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39]&lt;[.S39];-1;IF([.P39]&gt;[.S39];1;0))" office:value-type="float" office:value="1" calcext:value-type="float">
            <text:p>1</text:p>
          </table:table-cell>
          <table:table-cell table:formula="of:=([.U39]-[.Q39])/([.R39]-[.S39])" office:value-type="float" office:value="10000" calcext:value-type="float">
            <text:p>10000</text:p>
          </table:table-cell>
          <table:table-cell table:formula="of:=[.Y39]*([.P39]-[.R39])+[.U39]" office:value-type="float" office:value="2600" calcext:value-type="float">
            <text:p>2600</text:p>
          </table:table-cell>
          <table:table-cell table:formula="of:=([.V39]-[.Q39])/([.T39]-[.S39])" office:value-type="float" office:value="3333.33333333333" calcext:value-type="float">
            <text:p>3333.3333333333</text:p>
          </table:table-cell>
          <table:table-cell table:formula="of:=[.AA39]*([.P39]-[.T39])+[.V39]" office:value-type="float" office:value="1866.66666666667" calcext:value-type="float">
            <text:p>1866.6666666667</text:p>
          </table:table-cell>
          <table:table-cell table:formula="of:=IF([.X39]=0;[.Q39];IF([.X39]=1;[.AB39];[.Z39]))" office:value-type="float" office:value="1866.66666666667" calcext:value-type="float">
            <text:p>1866.6666666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39]" office:value-type="float" office:value="0.484375" calcext:value-type="float">
            <text:p>0.484375</text:p>
          </table:table-cell>
          <table:table-cell table:formula="of:=[.K39]" office:value-type="float" office:value="0.515625" calcext:value-type="float">
            <text:p>0.515625</text:p>
          </table:table-cell>
          <table:table-cell table:formula="of:=[.H40]-[.G40]" office:value-type="float" office:value="0.03125" calcext:value-type="float">
            <text:p>0.03125</text:p>
          </table:table-cell>
          <table:table-cell table:formula="of:==IF([.C40]=1;[.F40]-[.I40]*1;[.F40]-[.I40]/4)" office:value-type="float" office:value="0.4921875" calcext:value-type="float">
            <text:p>0.4921875</text:p>
          </table:table-cell>
          <table:table-cell table:formula="of:=IF([.C40]=1;[.F40]+[.I40]*1;[.F40]+[.I40]/4)" office:value-type="float" office:value="0.5078125" calcext:value-type="float">
            <text:p>0.5078125</text:p>
          </table:table-cell>
          <table:table-cell table:formula="of:=IF(AND([.F40]&gt;[.J40];[.F40]&lt;[.K40]);1;0)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P39]+0.01" office:value-type="float" office:value="0.27" calcext:value-type="float">
            <text:p>0.27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40]&lt;[.S40];-1;IF([.P40]&gt;[.S40];1;0))" office:value-type="float" office:value="1" calcext:value-type="float">
            <text:p>1</text:p>
          </table:table-cell>
          <table:table-cell table:formula="of:=([.U40]-[.Q40])/([.R40]-[.S40])" office:value-type="float" office:value="10000" calcext:value-type="float">
            <text:p>10000</text:p>
          </table:table-cell>
          <table:table-cell table:formula="of:=[.Y40]*([.P40]-[.R40])+[.U40]" office:value-type="float" office:value="2700" calcext:value-type="float">
            <text:p>2700</text:p>
          </table:table-cell>
          <table:table-cell table:formula="of:=([.V40]-[.Q40])/([.T40]-[.S40])" office:value-type="float" office:value="3333.33333333333" calcext:value-type="float">
            <text:p>3333.3333333333</text:p>
          </table:table-cell>
          <table:table-cell table:formula="of:=[.AA40]*([.P40]-[.T40])+[.V40]" office:value-type="float" office:value="1900" calcext:value-type="float">
            <text:p>1900</text:p>
          </table:table-cell>
          <table:table-cell table:formula="of:=IF([.X40]=0;[.Q40];IF([.X40]=1;[.AB40];[.Z40]))" office:value-type="float" office:value="1900" calcext:value-type="float">
            <text:p>19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40]" office:value-type="float" office:value="0.4921875" calcext:value-type="float">
            <text:p>0.4921875</text:p>
          </table:table-cell>
          <table:table-cell table:formula="of:=[.K40]" office:value-type="float" office:value="0.5078125" calcext:value-type="float">
            <text:p>0.5078125</text:p>
          </table:table-cell>
          <table:table-cell table:formula="of:=[.H41]-[.G41]" office:value-type="float" office:value="0.015625" calcext:value-type="float">
            <text:p>0.015625</text:p>
          </table:table-cell>
          <table:table-cell table:formula="of:==IF([.C41]=1;[.F41]-[.I41]*1;[.F41]-[.I41]/4)" office:value-type="float" office:value="0.484375" calcext:value-type="float">
            <text:p>0.484375</text:p>
          </table:table-cell>
          <table:table-cell table:formula="of:=IF([.C41]=1;[.F41]+[.I41]*1;[.F41]+[.I41]/4)" office:value-type="float" office:value="0.515625" calcext:value-type="float">
            <text:p>0.515625</text:p>
          </table:table-cell>
          <table:table-cell table:formula="of:=IF(AND([.F41]&gt;[.J41];[.F41]&lt;[.K41]);1;0)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P40]+0.01" office:value-type="float" office:value="0.28" calcext:value-type="float">
            <text:p>0.28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41]&lt;[.S41];-1;IF([.P41]&gt;[.S41];1;0))" office:value-type="float" office:value="1" calcext:value-type="float">
            <text:p>1</text:p>
          </table:table-cell>
          <table:table-cell table:formula="of:=([.U41]-[.Q41])/([.R41]-[.S41])" office:value-type="float" office:value="10000" calcext:value-type="float">
            <text:p>10000</text:p>
          </table:table-cell>
          <table:table-cell table:formula="of:=[.Y41]*([.P41]-[.R41])+[.U41]" office:value-type="float" office:value="2800" calcext:value-type="float">
            <text:p>2800</text:p>
          </table:table-cell>
          <table:table-cell table:formula="of:=([.V41]-[.Q41])/([.T41]-[.S41])" office:value-type="float" office:value="3333.33333333333" calcext:value-type="float">
            <text:p>3333.3333333333</text:p>
          </table:table-cell>
          <table:table-cell table:formula="of:=[.AA41]*([.P41]-[.T41])+[.V41]" office:value-type="float" office:value="1933.33333333333" calcext:value-type="float">
            <text:p>1933.3333333333</text:p>
          </table:table-cell>
          <table:table-cell table:formula="of:=IF([.X41]=0;[.Q41];IF([.X41]=1;[.AB41];[.Z41]))" office:value-type="float" office:value="1933.33333333333" calcext:value-type="float">
            <text:p>1933.333333333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41]" office:value-type="float" office:value="0.484375" calcext:value-type="float">
            <text:p>0.484375</text:p>
          </table:table-cell>
          <table:table-cell table:formula="of:=[.K41]" office:value-type="float" office:value="0.515625" calcext:value-type="float">
            <text:p>0.515625</text:p>
          </table:table-cell>
          <table:table-cell table:formula="of:=[.H42]-[.G42]" office:value-type="float" office:value="0.03125" calcext:value-type="float">
            <text:p>0.03125</text:p>
          </table:table-cell>
          <table:table-cell table:formula="of:==IF([.C42]=1;[.F42]-[.I42]*1;[.F42]-[.I42]/4)" office:value-type="float" office:value="0.46875" calcext:value-type="float">
            <text:p>0.46875</text:p>
          </table:table-cell>
          <table:table-cell table:formula="of:=IF([.C42]=1;[.F42]+[.I42]*1;[.F42]+[.I42]/4)" office:value-type="float" office:value="0.53125" calcext:value-type="float">
            <text:p>0.53125</text:p>
          </table:table-cell>
          <table:table-cell table:formula="of:=IF(AND([.F42]&gt;[.J42];[.F42]&lt;[.K42]);1;0)"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P41]+0.01" office:value-type="float" office:value="0.29" calcext:value-type="float">
            <text:p>0.29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42]&lt;[.S42];-1;IF([.P42]&gt;[.S42];1;0))" office:value-type="float" office:value="1" calcext:value-type="float">
            <text:p>1</text:p>
          </table:table-cell>
          <table:table-cell table:formula="of:=([.U42]-[.Q42])/([.R42]-[.S42])" office:value-type="float" office:value="10000" calcext:value-type="float">
            <text:p>10000</text:p>
          </table:table-cell>
          <table:table-cell table:formula="of:=[.Y42]*([.P42]-[.R42])+[.U42]" office:value-type="float" office:value="2900" calcext:value-type="float">
            <text:p>2900</text:p>
          </table:table-cell>
          <table:table-cell table:formula="of:=([.V42]-[.Q42])/([.T42]-[.S42])" office:value-type="float" office:value="3333.33333333333" calcext:value-type="float">
            <text:p>3333.3333333333</text:p>
          </table:table-cell>
          <table:table-cell table:formula="of:=[.AA42]*([.P42]-[.T42])+[.V42]" office:value-type="float" office:value="1966.66666666667" calcext:value-type="float">
            <text:p>1966.6666666667</text:p>
          </table:table-cell>
          <table:table-cell table:formula="of:=IF([.X42]=0;[.Q42];IF([.X42]=1;[.AB42];[.Z42]))" office:value-type="float" office:value="1966.66666666667" calcext:value-type="float">
            <text:p>1966.666666666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42]" office:value-type="float" office:value="0.46875" calcext:value-type="float">
            <text:p>0.46875</text:p>
          </table:table-cell>
          <table:table-cell table:formula="of:=[.K42]" office:value-type="float" office:value="0.53125" calcext:value-type="float">
            <text:p>0.53125</text:p>
          </table:table-cell>
          <table:table-cell table:formula="of:=[.H43]-[.G43]" office:value-type="float" office:value="0.0625" calcext:value-type="float">
            <text:p>0.0625</text:p>
          </table:table-cell>
          <table:table-cell table:formula="of:==IF([.C43]=1;[.F43]-[.I43]*1;[.F43]-[.I43]/4)" office:value-type="float" office:value="0.4375" calcext:value-type="float">
            <text:p>0.4375</text:p>
          </table:table-cell>
          <table:table-cell table:formula="of:=IF([.C43]=1;[.F43]+[.I43]*1;[.F43]+[.I43]/4)" office:value-type="float" office:value="0.5625" calcext:value-type="float">
            <text:p>0.5625</text:p>
          </table:table-cell>
          <table:table-cell table:formula="of:=IF(AND([.F43]&gt;[.J43];[.F43]&lt;[.K43]);1;0)"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P42]+0.01" office:value-type="float" office:value="0.3" calcext:value-type="float">
            <text:p>0.3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IF([.P43]&lt;[.S43];-1;IF([.P43]&gt;[.S43];1;0))" office:value-type="float" office:value="1" calcext:value-type="float">
            <text:p>1</text:p>
          </table:table-cell>
          <table:table-cell table:formula="of:=([.U43]-[.Q43])/([.R43]-[.S43])" office:value-type="float" office:value="10000" calcext:value-type="float">
            <text:p>10000</text:p>
          </table:table-cell>
          <table:table-cell table:formula="of:=[.Y43]*([.P43]-[.R43])+[.U43]" office:value-type="float" office:value="3000" calcext:value-type="float">
            <text:p>3000</text:p>
          </table:table-cell>
          <table:table-cell table:formula="of:=([.V43]-[.Q43])/([.T43]-[.S43])" office:value-type="float" office:value="3333.33333333333" calcext:value-type="float">
            <text:p>3333.3333333333</text:p>
          </table:table-cell>
          <table:table-cell table:formula="of:=[.AA43]*([.P43]-[.T43])+[.V43]" office:value-type="float" office:value="2000" calcext:value-type="float">
            <text:p>2000</text:p>
          </table:table-cell>
          <table:table-cell table:formula="of:=IF([.X43]=0;[.Q43];IF([.X43]=1;[.AB43];[.Z43]))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.H44]-[.G44]" office:value-type="string" office:string-value="" calcext:value-type="error">
            <text:p>#REF!</text:p>
          </table:table-cell>
          <table:table-cell table:formula="of:==IF([.C44]=1;[.F44]-[.I44]*1;[.F44]-[.I44]/4)" office:value-type="string" office:string-value="" calcext:value-type="error">
            <text:p>#REF!</text:p>
          </table:table-cell>
          <table:table-cell table:formula="of:=IF([.C44]=1;[.F44]+[.I44]*1;[.F44]+[.I44]/4)" office:value-type="string" office:string-value="" calcext:value-type="error">
            <text:p>#REF!</text:p>
          </table:table-cell>
          <table:table-cell table:formula="of:=IF(AND([.F44]&gt;[.J44];[.F44]&lt;[.K44]);1;0)" office:value-type="string" office:string-value="" calcext:value-type="error">
            <text:p>#REF!</text:p>
          </table:table-cell>
          <table:table-cell table:number-columns-repeated="6"/>
          <table:table-cell office:value-type="string" calcext:value-type="string">
            <text:p>Y-y1=m(x-x1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44]" office:value-type="string" office:string-value="" calcext:value-type="error">
            <text:p>#REF!</text:p>
          </table:table-cell>
          <table:table-cell table:formula="of:=[.K44]" office:value-type="string" office:string-value="" calcext:value-type="error">
            <text:p>#REF!</text:p>
          </table:table-cell>
          <table:table-cell table:formula="of:=[.H45]-[.G45]" office:value-type="string" office:string-value="" calcext:value-type="error">
            <text:p>#REF!</text:p>
          </table:table-cell>
          <table:table-cell table:formula="of:==IF([.C45]=1;[.F45]-[.I45]*1;[.F45]-[.I45]/4)" office:value-type="string" office:string-value="" calcext:value-type="error">
            <text:p>#REF!</text:p>
          </table:table-cell>
          <table:table-cell table:formula="of:=IF([.C45]=1;[.F45]+[.I45]*1;[.F45]+[.I45]/4)" office:value-type="string" office:string-value="" calcext:value-type="error">
            <text:p>#REF!</text:p>
          </table:table-cell>
          <table:table-cell table:formula="of:=IF(AND([.F45]&gt;[.J45];[.F45]&lt;[.K45]);1;0)" office:value-type="string" office:string-value="" calcext:value-type="error">
            <text:p>#REF!</text:p>
          </table:table-cell>
          <table:table-cell table:number-columns-repeated="6"/>
          <table:table-cell office:value-type="string" calcext:value-type="string">
            <text:p>m=(y2-y1)/(x2-x1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45]" office:value-type="string" office:string-value="" calcext:value-type="error">
            <text:p>#REF!</text:p>
          </table:table-cell>
          <table:table-cell table:formula="of:=[.K45]" office:value-type="string" office:string-value="" calcext:value-type="error">
            <text:p>#REF!</text:p>
          </table:table-cell>
          <table:table-cell table:formula="of:=[.H46]-[.G46]" office:value-type="string" office:string-value="" calcext:value-type="error">
            <text:p>#REF!</text:p>
          </table:table-cell>
          <table:table-cell table:formula="of:==IF([.C46]=1;[.F46]-[.I46]*1;[.F46]-[.I46]/4)" office:value-type="string" office:string-value="" calcext:value-type="error">
            <text:p>#REF!</text:p>
          </table:table-cell>
          <table:table-cell table:formula="of:=IF([.C46]=1;[.F46]+[.I46]*1;[.F46]+[.I46]/4)" office:value-type="string" office:string-value="" calcext:value-type="error">
            <text:p>#REF!</text:p>
          </table:table-cell>
          <table:table-cell table:formula="of:=IF(AND([.F46]&gt;[.J46];[.F46]&lt;[.K46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46]" office:value-type="string" office:string-value="" calcext:value-type="error">
            <text:p>#REF!</text:p>
          </table:table-cell>
          <table:table-cell table:formula="of:=[.K46]" office:value-type="string" office:string-value="" calcext:value-type="error">
            <text:p>#REF!</text:p>
          </table:table-cell>
          <table:table-cell table:formula="of:=[.H47]-[.G47]" office:value-type="string" office:string-value="" calcext:value-type="error">
            <text:p>#REF!</text:p>
          </table:table-cell>
          <table:table-cell table:formula="of:==IF([.C47]=1;[.F47]-[.I47]*1;[.F47]-[.I47]/4)" office:value-type="string" office:string-value="" calcext:value-type="error">
            <text:p>#REF!</text:p>
          </table:table-cell>
          <table:table-cell table:formula="of:=IF([.C47]=1;[.F47]+[.I47]*1;[.F47]+[.I47]/4)" office:value-type="string" office:string-value="" calcext:value-type="error">
            <text:p>#REF!</text:p>
          </table:table-cell>
          <table:table-cell table:formula="of:=IF(AND([.F47]&gt;[.J47];[.F47]&lt;[.K47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47]" office:value-type="string" office:string-value="" calcext:value-type="error">
            <text:p>#REF!</text:p>
          </table:table-cell>
          <table:table-cell table:formula="of:=[.K47]" office:value-type="string" office:string-value="" calcext:value-type="error">
            <text:p>#REF!</text:p>
          </table:table-cell>
          <table:table-cell table:formula="of:=[.H48]-[.G48]" office:value-type="string" office:string-value="" calcext:value-type="error">
            <text:p>#REF!</text:p>
          </table:table-cell>
          <table:table-cell table:formula="of:==IF([.C48]=1;[.F48]-[.I48]*1;[.F48]-[.I48]/4)" office:value-type="string" office:string-value="" calcext:value-type="error">
            <text:p>#REF!</text:p>
          </table:table-cell>
          <table:table-cell table:formula="of:=IF([.C48]=1;[.F48]+[.I48]*1;[.F48]+[.I48]/4)" office:value-type="string" office:string-value="" calcext:value-type="error">
            <text:p>#REF!</text:p>
          </table:table-cell>
          <table:table-cell table:formula="of:=IF(AND([.F48]&gt;[.J48];[.F48]&lt;[.K48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48]" office:value-type="string" office:string-value="" calcext:value-type="error">
            <text:p>#REF!</text:p>
          </table:table-cell>
          <table:table-cell table:formula="of:=[.K48]" office:value-type="string" office:string-value="" calcext:value-type="error">
            <text:p>#REF!</text:p>
          </table:table-cell>
          <table:table-cell table:formula="of:=[.H49]-[.G49]" office:value-type="string" office:string-value="" calcext:value-type="error">
            <text:p>#REF!</text:p>
          </table:table-cell>
          <table:table-cell table:formula="of:==IF([.C49]=1;[.F49]-[.I49]*1;[.F49]-[.I49]/4)" office:value-type="string" office:string-value="" calcext:value-type="error">
            <text:p>#REF!</text:p>
          </table:table-cell>
          <table:table-cell table:formula="of:=IF([.C49]=1;[.F49]+[.I49]*1;[.F49]+[.I49]/4)" office:value-type="string" office:string-value="" calcext:value-type="error">
            <text:p>#REF!</text:p>
          </table:table-cell>
          <table:table-cell table:formula="of:=IF(AND([.F49]&gt;[.J49];[.F49]&lt;[.K49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49]" office:value-type="string" office:string-value="" calcext:value-type="error">
            <text:p>#REF!</text:p>
          </table:table-cell>
          <table:table-cell table:formula="of:=[.K49]" office:value-type="string" office:string-value="" calcext:value-type="error">
            <text:p>#REF!</text:p>
          </table:table-cell>
          <table:table-cell table:formula="of:=[.H50]-[.G50]" office:value-type="string" office:string-value="" calcext:value-type="error">
            <text:p>#REF!</text:p>
          </table:table-cell>
          <table:table-cell table:formula="of:==IF([.C50]=1;[.F50]-[.I50]*1;[.F50]-[.I50]/4)" office:value-type="string" office:string-value="" calcext:value-type="error">
            <text:p>#REF!</text:p>
          </table:table-cell>
          <table:table-cell table:formula="of:=IF([.C50]=1;[.F50]+[.I50]*1;[.F50]+[.I50]/4)" office:value-type="string" office:string-value="" calcext:value-type="error">
            <text:p>#REF!</text:p>
          </table:table-cell>
          <table:table-cell table:formula="of:=IF(AND([.F50]&gt;[.J50];[.F50]&lt;[.K50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50]" office:value-type="string" office:string-value="" calcext:value-type="error">
            <text:p>#REF!</text:p>
          </table:table-cell>
          <table:table-cell table:formula="of:=[.K50]" office:value-type="string" office:string-value="" calcext:value-type="error">
            <text:p>#REF!</text:p>
          </table:table-cell>
          <table:table-cell table:formula="of:=[.H51]-[.G51]" office:value-type="string" office:string-value="" calcext:value-type="error">
            <text:p>#REF!</text:p>
          </table:table-cell>
          <table:table-cell table:formula="of:==IF([.C51]=1;[.F51]-[.I51]*1;[.F51]-[.I51]/4)" office:value-type="string" office:string-value="" calcext:value-type="error">
            <text:p>#REF!</text:p>
          </table:table-cell>
          <table:table-cell table:formula="of:=IF([.C51]=1;[.F51]+[.I51]*1;[.F51]+[.I51]/4)" office:value-type="string" office:string-value="" calcext:value-type="error">
            <text:p>#REF!</text:p>
          </table:table-cell>
          <table:table-cell table:formula="of:=IF(AND([.F51]&gt;[.J51];[.F51]&lt;[.K51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51]" office:value-type="string" office:string-value="" calcext:value-type="error">
            <text:p>#REF!</text:p>
          </table:table-cell>
          <table:table-cell table:formula="of:=[.K51]" office:value-type="string" office:string-value="" calcext:value-type="error">
            <text:p>#REF!</text:p>
          </table:table-cell>
          <table:table-cell table:formula="of:=[.H52]-[.G52]" office:value-type="string" office:string-value="" calcext:value-type="error">
            <text:p>#REF!</text:p>
          </table:table-cell>
          <table:table-cell table:formula="of:==IF([.C52]=1;[.F52]-[.I52]*1;[.F52]-[.I52]/4)" office:value-type="string" office:string-value="" calcext:value-type="error">
            <text:p>#REF!</text:p>
          </table:table-cell>
          <table:table-cell table:formula="of:=IF([.C52]=1;[.F52]+[.I52]*1;[.F52]+[.I52]/4)" office:value-type="string" office:string-value="" calcext:value-type="error">
            <text:p>#REF!</text:p>
          </table:table-cell>
          <table:table-cell table:formula="of:=IF(AND([.F52]&gt;[.J52];[.F52]&lt;[.K52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52]" office:value-type="string" office:string-value="" calcext:value-type="error">
            <text:p>#REF!</text:p>
          </table:table-cell>
          <table:table-cell table:formula="of:=[.K52]" office:value-type="string" office:string-value="" calcext:value-type="error">
            <text:p>#REF!</text:p>
          </table:table-cell>
          <table:table-cell table:formula="of:=[.H53]-[.G53]" office:value-type="string" office:string-value="" calcext:value-type="error">
            <text:p>#REF!</text:p>
          </table:table-cell>
          <table:table-cell table:formula="of:==IF([.C53]=1;[.F53]-[.I53]*1;[.F53]-[.I53]/4)" office:value-type="string" office:string-value="" calcext:value-type="error">
            <text:p>#REF!</text:p>
          </table:table-cell>
          <table:table-cell table:formula="of:=IF([.C53]=1;[.F53]+[.I53]*1;[.F53]+[.I53]/4)" office:value-type="string" office:string-value="" calcext:value-type="error">
            <text:p>#REF!</text:p>
          </table:table-cell>
          <table:table-cell table:formula="of:=IF(AND([.F53]&gt;[.J53];[.F53]&lt;[.K53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53]" office:value-type="string" office:string-value="" calcext:value-type="error">
            <text:p>#REF!</text:p>
          </table:table-cell>
          <table:table-cell table:formula="of:=[.K53]" office:value-type="string" office:string-value="" calcext:value-type="error">
            <text:p>#REF!</text:p>
          </table:table-cell>
          <table:table-cell table:formula="of:=[.H54]-[.G54]" office:value-type="string" office:string-value="" calcext:value-type="error">
            <text:p>#REF!</text:p>
          </table:table-cell>
          <table:table-cell table:formula="of:==IF([.C54]=1;[.F54]-[.I54]*1;[.F54]-[.I54]/4)" office:value-type="string" office:string-value="" calcext:value-type="error">
            <text:p>#REF!</text:p>
          </table:table-cell>
          <table:table-cell table:formula="of:=IF([.C54]=1;[.F54]+[.I54]*1;[.F54]+[.I54]/4)" office:value-type="string" office:string-value="" calcext:value-type="error">
            <text:p>#REF!</text:p>
          </table:table-cell>
          <table:table-cell table:formula="of:=IF(AND([.F54]&gt;[.J54];[.F54]&lt;[.K54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54]" office:value-type="string" office:string-value="" calcext:value-type="error">
            <text:p>#REF!</text:p>
          </table:table-cell>
          <table:table-cell table:formula="of:=[.K54]" office:value-type="string" office:string-value="" calcext:value-type="error">
            <text:p>#REF!</text:p>
          </table:table-cell>
          <table:table-cell table:formula="of:=[.H55]-[.G55]" office:value-type="string" office:string-value="" calcext:value-type="error">
            <text:p>#REF!</text:p>
          </table:table-cell>
          <table:table-cell table:formula="of:==IF([.C55]=1;[.F55]-[.I55]*1;[.F55]-[.I55]/4)" office:value-type="string" office:string-value="" calcext:value-type="error">
            <text:p>#REF!</text:p>
          </table:table-cell>
          <table:table-cell table:formula="of:=IF([.C55]=1;[.F55]+[.I55]*1;[.F55]+[.I55]/4)" office:value-type="string" office:string-value="" calcext:value-type="error">
            <text:p>#REF!</text:p>
          </table:table-cell>
          <table:table-cell table:formula="of:=IF(AND([.F55]&gt;[.J55];[.F55]&lt;[.K55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55]" office:value-type="string" office:string-value="" calcext:value-type="error">
            <text:p>#REF!</text:p>
          </table:table-cell>
          <table:table-cell table:formula="of:=[.K55]" office:value-type="string" office:string-value="" calcext:value-type="error">
            <text:p>#REF!</text:p>
          </table:table-cell>
          <table:table-cell table:formula="of:=[.H56]-[.G56]" office:value-type="string" office:string-value="" calcext:value-type="error">
            <text:p>#REF!</text:p>
          </table:table-cell>
          <table:table-cell table:formula="of:==IF([.C56]=1;[.F56]-[.I56]*1;[.F56]-[.I56]/4)" office:value-type="string" office:string-value="" calcext:value-type="error">
            <text:p>#REF!</text:p>
          </table:table-cell>
          <table:table-cell table:formula="of:=IF([.C56]=1;[.F56]+[.I56]*1;[.F56]+[.I56]/4)" office:value-type="string" office:string-value="" calcext:value-type="error">
            <text:p>#REF!</text:p>
          </table:table-cell>
          <table:table-cell table:formula="of:=IF(AND([.F56]&gt;[.J56];[.F56]&lt;[.K56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56]" office:value-type="string" office:string-value="" calcext:value-type="error">
            <text:p>#REF!</text:p>
          </table:table-cell>
          <table:table-cell table:formula="of:=[.K56]" office:value-type="string" office:string-value="" calcext:value-type="error">
            <text:p>#REF!</text:p>
          </table:table-cell>
          <table:table-cell table:formula="of:=[.H57]-[.G57]" office:value-type="string" office:string-value="" calcext:value-type="error">
            <text:p>#REF!</text:p>
          </table:table-cell>
          <table:table-cell table:formula="of:==IF([.C57]=1;[.F57]-[.I57]*1;[.F57]-[.I57]/4)" office:value-type="string" office:string-value="" calcext:value-type="error">
            <text:p>#REF!</text:p>
          </table:table-cell>
          <table:table-cell table:formula="of:=IF([.C57]=1;[.F57]+[.I57]*1;[.F57]+[.I57]/4)" office:value-type="string" office:string-value="" calcext:value-type="error">
            <text:p>#REF!</text:p>
          </table:table-cell>
          <table:table-cell table:formula="of:=IF(AND([.F57]&gt;[.J57];[.F57]&lt;[.K57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57]" office:value-type="string" office:string-value="" calcext:value-type="error">
            <text:p>#REF!</text:p>
          </table:table-cell>
          <table:table-cell table:formula="of:=[.K57]" office:value-type="string" office:string-value="" calcext:value-type="error">
            <text:p>#REF!</text:p>
          </table:table-cell>
          <table:table-cell table:formula="of:=[.H58]-[.G58]" office:value-type="string" office:string-value="" calcext:value-type="error">
            <text:p>#REF!</text:p>
          </table:table-cell>
          <table:table-cell table:formula="of:==IF([.C58]=1;[.F58]-[.I58]*1;[.F58]-[.I58]/4)" office:value-type="string" office:string-value="" calcext:value-type="error">
            <text:p>#REF!</text:p>
          </table:table-cell>
          <table:table-cell table:formula="of:=IF([.C58]=1;[.F58]+[.I58]*1;[.F58]+[.I58]/4)" office:value-type="string" office:string-value="" calcext:value-type="error">
            <text:p>#REF!</text:p>
          </table:table-cell>
          <table:table-cell table:formula="of:=IF(AND([.F58]&gt;[.J58];[.F58]&lt;[.K58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58]" office:value-type="string" office:string-value="" calcext:value-type="error">
            <text:p>#REF!</text:p>
          </table:table-cell>
          <table:table-cell table:formula="of:=[.K58]" office:value-type="string" office:string-value="" calcext:value-type="error">
            <text:p>#REF!</text:p>
          </table:table-cell>
          <table:table-cell table:formula="of:=[.H59]-[.G59]" office:value-type="string" office:string-value="" calcext:value-type="error">
            <text:p>#REF!</text:p>
          </table:table-cell>
          <table:table-cell table:formula="of:==IF([.C59]=1;[.F59]-[.I59]*1;[.F59]-[.I59]/4)" office:value-type="string" office:string-value="" calcext:value-type="error">
            <text:p>#REF!</text:p>
          </table:table-cell>
          <table:table-cell table:formula="of:=IF([.C59]=1;[.F59]+[.I59]*1;[.F59]+[.I59]/4)" office:value-type="string" office:string-value="" calcext:value-type="error">
            <text:p>#REF!</text:p>
          </table:table-cell>
          <table:table-cell table:formula="of:=IF(AND([.F59]&gt;[.J59];[.F59]&lt;[.K59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59]" office:value-type="string" office:string-value="" calcext:value-type="error">
            <text:p>#REF!</text:p>
          </table:table-cell>
          <table:table-cell table:formula="of:=[.K59]" office:value-type="string" office:string-value="" calcext:value-type="error">
            <text:p>#REF!</text:p>
          </table:table-cell>
          <table:table-cell table:formula="of:=[.H60]-[.G60]" office:value-type="string" office:string-value="" calcext:value-type="error">
            <text:p>#REF!</text:p>
          </table:table-cell>
          <table:table-cell table:formula="of:==IF([.C60]=1;[.F60]-[.I60]*1;[.F60]-[.I60]/4)" office:value-type="string" office:string-value="" calcext:value-type="error">
            <text:p>#REF!</text:p>
          </table:table-cell>
          <table:table-cell table:formula="of:=IF([.C60]=1;[.F60]+[.I60]*1;[.F60]+[.I60]/4)" office:value-type="string" office:string-value="" calcext:value-type="error">
            <text:p>#REF!</text:p>
          </table:table-cell>
          <table:table-cell table:formula="of:=IF(AND([.F60]&gt;[.J60];[.F60]&lt;[.K60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60]" office:value-type="string" office:string-value="" calcext:value-type="error">
            <text:p>#REF!</text:p>
          </table:table-cell>
          <table:table-cell table:formula="of:=[.K60]" office:value-type="string" office:string-value="" calcext:value-type="error">
            <text:p>#REF!</text:p>
          </table:table-cell>
          <table:table-cell table:formula="of:=[.H61]-[.G61]" office:value-type="string" office:string-value="" calcext:value-type="error">
            <text:p>#REF!</text:p>
          </table:table-cell>
          <table:table-cell table:formula="of:==IF([.C61]=1;[.F61]-[.I61]*1;[.F61]-[.I61]/4)" office:value-type="string" office:string-value="" calcext:value-type="error">
            <text:p>#REF!</text:p>
          </table:table-cell>
          <table:table-cell table:formula="of:=IF([.C61]=1;[.F61]+[.I61]*1;[.F61]+[.I61]/4)" office:value-type="string" office:string-value="" calcext:value-type="error">
            <text:p>#REF!</text:p>
          </table:table-cell>
          <table:table-cell table:formula="of:=IF(AND([.F61]&gt;[.J61];[.F61]&lt;[.K61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61]" office:value-type="string" office:string-value="" calcext:value-type="error">
            <text:p>#REF!</text:p>
          </table:table-cell>
          <table:table-cell table:formula="of:=[.K61]" office:value-type="string" office:string-value="" calcext:value-type="error">
            <text:p>#REF!</text:p>
          </table:table-cell>
          <table:table-cell table:formula="of:=[.H62]-[.G62]" office:value-type="string" office:string-value="" calcext:value-type="error">
            <text:p>#REF!</text:p>
          </table:table-cell>
          <table:table-cell table:formula="of:==IF([.C62]=1;[.F62]-[.I62]*1;[.F62]-[.I62]/4)" office:value-type="string" office:string-value="" calcext:value-type="error">
            <text:p>#REF!</text:p>
          </table:table-cell>
          <table:table-cell table:formula="of:=IF([.C62]=1;[.F62]+[.I62]*1;[.F62]+[.I62]/4)" office:value-type="string" office:string-value="" calcext:value-type="error">
            <text:p>#REF!</text:p>
          </table:table-cell>
          <table:table-cell table:formula="of:=IF(AND([.F62]&gt;[.J62];[.F62]&lt;[.K62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62]" office:value-type="string" office:string-value="" calcext:value-type="error">
            <text:p>#REF!</text:p>
          </table:table-cell>
          <table:table-cell table:formula="of:=[.K62]" office:value-type="string" office:string-value="" calcext:value-type="error">
            <text:p>#REF!</text:p>
          </table:table-cell>
          <table:table-cell table:formula="of:=[.H63]-[.G63]" office:value-type="string" office:string-value="" calcext:value-type="error">
            <text:p>#REF!</text:p>
          </table:table-cell>
          <table:table-cell table:formula="of:==IF([.C63]=1;[.F63]-[.I63]*1;[.F63]-[.I63]/4)" office:value-type="string" office:string-value="" calcext:value-type="error">
            <text:p>#REF!</text:p>
          </table:table-cell>
          <table:table-cell table:formula="of:=IF([.C63]=1;[.F63]+[.I63]*1;[.F63]+[.I63]/4)" office:value-type="string" office:string-value="" calcext:value-type="error">
            <text:p>#REF!</text:p>
          </table:table-cell>
          <table:table-cell table:formula="of:=IF(AND([.F63]&gt;[.J63];[.F63]&lt;[.K63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63]" office:value-type="string" office:string-value="" calcext:value-type="error">
            <text:p>#REF!</text:p>
          </table:table-cell>
          <table:table-cell table:formula="of:=[.K63]" office:value-type="string" office:string-value="" calcext:value-type="error">
            <text:p>#REF!</text:p>
          </table:table-cell>
          <table:table-cell table:formula="of:=[.H64]-[.G64]" office:value-type="string" office:string-value="" calcext:value-type="error">
            <text:p>#REF!</text:p>
          </table:table-cell>
          <table:table-cell table:formula="of:==IF([.C64]=1;[.F64]-[.I64]*1;[.F64]-[.I64]/4)" office:value-type="string" office:string-value="" calcext:value-type="error">
            <text:p>#REF!</text:p>
          </table:table-cell>
          <table:table-cell table:formula="of:=IF([.C64]=1;[.F64]+[.I64]*1;[.F64]+[.I64]/4)" office:value-type="string" office:string-value="" calcext:value-type="error">
            <text:p>#REF!</text:p>
          </table:table-cell>
          <table:table-cell table:formula="of:=IF(AND([.F64]&gt;[.J64];[.F64]&lt;[.K64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64]" office:value-type="string" office:string-value="" calcext:value-type="error">
            <text:p>#REF!</text:p>
          </table:table-cell>
          <table:table-cell table:formula="of:=[.K64]" office:value-type="string" office:string-value="" calcext:value-type="error">
            <text:p>#REF!</text:p>
          </table:table-cell>
          <table:table-cell table:formula="of:=[.H65]-[.G65]" office:value-type="string" office:string-value="" calcext:value-type="error">
            <text:p>#REF!</text:p>
          </table:table-cell>
          <table:table-cell table:formula="of:==IF([.C65]=1;[.F65]-[.I65]*1;[.F65]-[.I65]/4)" office:value-type="string" office:string-value="" calcext:value-type="error">
            <text:p>#REF!</text:p>
          </table:table-cell>
          <table:table-cell table:formula="of:=IF([.C65]=1;[.F65]+[.I65]*1;[.F65]+[.I65]/4)" office:value-type="string" office:string-value="" calcext:value-type="error">
            <text:p>#REF!</text:p>
          </table:table-cell>
          <table:table-cell table:formula="of:=IF(AND([.F65]&gt;[.J65];[.F65]&lt;[.K65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65]" office:value-type="string" office:string-value="" calcext:value-type="error">
            <text:p>#REF!</text:p>
          </table:table-cell>
          <table:table-cell table:formula="of:=[.K65]" office:value-type="string" office:string-value="" calcext:value-type="error">
            <text:p>#REF!</text:p>
          </table:table-cell>
          <table:table-cell table:formula="of:=[.H66]-[.G66]" office:value-type="string" office:string-value="" calcext:value-type="error">
            <text:p>#REF!</text:p>
          </table:table-cell>
          <table:table-cell table:formula="of:==IF([.C66]=1;[.F66]-[.I66]*1;[.F66]-[.I66]/4)" office:value-type="string" office:string-value="" calcext:value-type="error">
            <text:p>#REF!</text:p>
          </table:table-cell>
          <table:table-cell table:formula="of:=IF([.C66]=1;[.F66]+[.I66]*1;[.F66]+[.I66]/4)" office:value-type="string" office:string-value="" calcext:value-type="error">
            <text:p>#REF!</text:p>
          </table:table-cell>
          <table:table-cell table:formula="of:=IF(AND([.F66]&gt;[.J66];[.F66]&lt;[.K66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66]" office:value-type="string" office:string-value="" calcext:value-type="error">
            <text:p>#REF!</text:p>
          </table:table-cell>
          <table:table-cell table:formula="of:=[.K66]" office:value-type="string" office:string-value="" calcext:value-type="error">
            <text:p>#REF!</text:p>
          </table:table-cell>
          <table:table-cell table:formula="of:=[.H67]-[.G67]" office:value-type="string" office:string-value="" calcext:value-type="error">
            <text:p>#REF!</text:p>
          </table:table-cell>
          <table:table-cell table:formula="of:==IF([.C67]=1;[.F67]-[.I67]*1;[.F67]-[.I67]/4)" office:value-type="string" office:string-value="" calcext:value-type="error">
            <text:p>#REF!</text:p>
          </table:table-cell>
          <table:table-cell table:formula="of:=IF([.C67]=1;[.F67]+[.I67]*1;[.F67]+[.I67]/4)" office:value-type="string" office:string-value="" calcext:value-type="error">
            <text:p>#REF!</text:p>
          </table:table-cell>
          <table:table-cell table:formula="of:=IF(AND([.F67]&gt;[.J67];[.F67]&lt;[.K67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67]" office:value-type="string" office:string-value="" calcext:value-type="error">
            <text:p>#REF!</text:p>
          </table:table-cell>
          <table:table-cell table:formula="of:=[.K67]" office:value-type="string" office:string-value="" calcext:value-type="error">
            <text:p>#REF!</text:p>
          </table:table-cell>
          <table:table-cell table:formula="of:=[.H68]-[.G68]" office:value-type="string" office:string-value="" calcext:value-type="error">
            <text:p>#REF!</text:p>
          </table:table-cell>
          <table:table-cell table:formula="of:==IF([.C68]=1;[.F68]-[.I68]*1;[.F68]-[.I68]/4)" office:value-type="string" office:string-value="" calcext:value-type="error">
            <text:p>#REF!</text:p>
          </table:table-cell>
          <table:table-cell table:formula="of:=IF([.C68]=1;[.F68]+[.I68]*1;[.F68]+[.I68]/4)" office:value-type="string" office:string-value="" calcext:value-type="error">
            <text:p>#REF!</text:p>
          </table:table-cell>
          <table:table-cell table:formula="of:=IF(AND([.F68]&gt;[.J68];[.F68]&lt;[.K68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68]" office:value-type="string" office:string-value="" calcext:value-type="error">
            <text:p>#REF!</text:p>
          </table:table-cell>
          <table:table-cell table:formula="of:=[.K68]" office:value-type="string" office:string-value="" calcext:value-type="error">
            <text:p>#REF!</text:p>
          </table:table-cell>
          <table:table-cell table:formula="of:=[.H69]-[.G69]" office:value-type="string" office:string-value="" calcext:value-type="error">
            <text:p>#REF!</text:p>
          </table:table-cell>
          <table:table-cell table:formula="of:==IF([.C69]=1;[.F69]-[.I69]*1;[.F69]-[.I69]/4)" office:value-type="string" office:string-value="" calcext:value-type="error">
            <text:p>#REF!</text:p>
          </table:table-cell>
          <table:table-cell table:formula="of:=IF([.C69]=1;[.F69]+[.I69]*1;[.F69]+[.I69]/4)" office:value-type="string" office:string-value="" calcext:value-type="error">
            <text:p>#REF!</text:p>
          </table:table-cell>
          <table:table-cell table:formula="of:=IF(AND([.F69]&gt;[.J69];[.F69]&lt;[.K69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69]" office:value-type="string" office:string-value="" calcext:value-type="error">
            <text:p>#REF!</text:p>
          </table:table-cell>
          <table:table-cell table:formula="of:=[.K69]" office:value-type="string" office:string-value="" calcext:value-type="error">
            <text:p>#REF!</text:p>
          </table:table-cell>
          <table:table-cell table:formula="of:=[.H70]-[.G70]" office:value-type="string" office:string-value="" calcext:value-type="error">
            <text:p>#REF!</text:p>
          </table:table-cell>
          <table:table-cell table:formula="of:==IF([.C70]=1;[.F70]-[.I70]*1;[.F70]-[.I70]/4)" office:value-type="string" office:string-value="" calcext:value-type="error">
            <text:p>#REF!</text:p>
          </table:table-cell>
          <table:table-cell table:formula="of:=IF([.C70]=1;[.F70]+[.I70]*1;[.F70]+[.I70]/4)" office:value-type="string" office:string-value="" calcext:value-type="error">
            <text:p>#REF!</text:p>
          </table:table-cell>
          <table:table-cell table:formula="of:=IF(AND([.F70]&gt;[.J70];[.F70]&lt;[.K70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70]" office:value-type="string" office:string-value="" calcext:value-type="error">
            <text:p>#REF!</text:p>
          </table:table-cell>
          <table:table-cell table:formula="of:=[.K70]" office:value-type="string" office:string-value="" calcext:value-type="error">
            <text:p>#REF!</text:p>
          </table:table-cell>
          <table:table-cell table:formula="of:=[.H71]-[.G71]" office:value-type="string" office:string-value="" calcext:value-type="error">
            <text:p>#REF!</text:p>
          </table:table-cell>
          <table:table-cell table:formula="of:==IF([.C71]=1;[.F71]-[.I71]*1;[.F71]-[.I71]/4)" office:value-type="string" office:string-value="" calcext:value-type="error">
            <text:p>#REF!</text:p>
          </table:table-cell>
          <table:table-cell table:formula="of:=IF([.C71]=1;[.F71]+[.I71]*1;[.F71]+[.I71]/4)" office:value-type="string" office:string-value="" calcext:value-type="error">
            <text:p>#REF!</text:p>
          </table:table-cell>
          <table:table-cell table:formula="of:=IF(AND([.F71]&gt;[.J71];[.F71]&lt;[.K71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71]" office:value-type="string" office:string-value="" calcext:value-type="error">
            <text:p>#REF!</text:p>
          </table:table-cell>
          <table:table-cell table:formula="of:=[.K71]" office:value-type="string" office:string-value="" calcext:value-type="error">
            <text:p>#REF!</text:p>
          </table:table-cell>
          <table:table-cell table:formula="of:=[.H72]-[.G72]" office:value-type="string" office:string-value="" calcext:value-type="error">
            <text:p>#REF!</text:p>
          </table:table-cell>
          <table:table-cell table:formula="of:==IF([.C72]=1;[.F72]-[.I72]*1;[.F72]-[.I72]/4)" office:value-type="string" office:string-value="" calcext:value-type="error">
            <text:p>#REF!</text:p>
          </table:table-cell>
          <table:table-cell table:formula="of:=IF([.C72]=1;[.F72]+[.I72]*1;[.F72]+[.I72]/4)" office:value-type="string" office:string-value="" calcext:value-type="error">
            <text:p>#REF!</text:p>
          </table:table-cell>
          <table:table-cell table:formula="of:=IF(AND([.F72]&gt;[.J72];[.F72]&lt;[.K72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72]" office:value-type="string" office:string-value="" calcext:value-type="error">
            <text:p>#REF!</text:p>
          </table:table-cell>
          <table:table-cell table:formula="of:=[.K72]" office:value-type="string" office:string-value="" calcext:value-type="error">
            <text:p>#REF!</text:p>
          </table:table-cell>
          <table:table-cell table:formula="of:=[.H73]-[.G73]" office:value-type="string" office:string-value="" calcext:value-type="error">
            <text:p>#REF!</text:p>
          </table:table-cell>
          <table:table-cell table:formula="of:==IF([.C73]=1;[.F73]-[.I73]*1;[.F73]-[.I73]/4)" office:value-type="string" office:string-value="" calcext:value-type="error">
            <text:p>#REF!</text:p>
          </table:table-cell>
          <table:table-cell table:formula="of:=IF([.C73]=1;[.F73]+[.I73]*1;[.F73]+[.I73]/4)" office:value-type="string" office:string-value="" calcext:value-type="error">
            <text:p>#REF!</text:p>
          </table:table-cell>
          <table:table-cell table:formula="of:=IF(AND([.F73]&gt;[.J73];[.F73]&lt;[.K73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73]" office:value-type="string" office:string-value="" calcext:value-type="error">
            <text:p>#REF!</text:p>
          </table:table-cell>
          <table:table-cell table:formula="of:=[.K73]" office:value-type="string" office:string-value="" calcext:value-type="error">
            <text:p>#REF!</text:p>
          </table:table-cell>
          <table:table-cell table:formula="of:=[.H74]-[.G74]" office:value-type="string" office:string-value="" calcext:value-type="error">
            <text:p>#REF!</text:p>
          </table:table-cell>
          <table:table-cell table:formula="of:==IF([.C74]=1;[.F74]-[.I74]*1;[.F74]-[.I74]/4)" office:value-type="string" office:string-value="" calcext:value-type="error">
            <text:p>#REF!</text:p>
          </table:table-cell>
          <table:table-cell table:formula="of:=IF([.C74]=1;[.F74]+[.I74]*1;[.F74]+[.I74]/4)" office:value-type="string" office:string-value="" calcext:value-type="error">
            <text:p>#REF!</text:p>
          </table:table-cell>
          <table:table-cell table:formula="of:=IF(AND([.F74]&gt;[.J74];[.F74]&lt;[.K74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74]" office:value-type="string" office:string-value="" calcext:value-type="error">
            <text:p>#REF!</text:p>
          </table:table-cell>
          <table:table-cell table:formula="of:=[.K74]" office:value-type="string" office:string-value="" calcext:value-type="error">
            <text:p>#REF!</text:p>
          </table:table-cell>
          <table:table-cell table:formula="of:=[.H75]-[.G75]" office:value-type="string" office:string-value="" calcext:value-type="error">
            <text:p>#REF!</text:p>
          </table:table-cell>
          <table:table-cell table:formula="of:==IF([.C75]=1;[.F75]-[.I75]*1;[.F75]-[.I75]/4)" office:value-type="string" office:string-value="" calcext:value-type="error">
            <text:p>#REF!</text:p>
          </table:table-cell>
          <table:table-cell table:formula="of:=IF([.C75]=1;[.F75]+[.I75]*1;[.F75]+[.I75]/4)" office:value-type="string" office:string-value="" calcext:value-type="error">
            <text:p>#REF!</text:p>
          </table:table-cell>
          <table:table-cell table:formula="of:=IF(AND([.F75]&gt;[.J75];[.F75]&lt;[.K75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75]" office:value-type="string" office:string-value="" calcext:value-type="error">
            <text:p>#REF!</text:p>
          </table:table-cell>
          <table:table-cell table:formula="of:=[.K75]" office:value-type="string" office:string-value="" calcext:value-type="error">
            <text:p>#REF!</text:p>
          </table:table-cell>
          <table:table-cell table:formula="of:=[.H76]-[.G76]" office:value-type="string" office:string-value="" calcext:value-type="error">
            <text:p>#REF!</text:p>
          </table:table-cell>
          <table:table-cell table:formula="of:==IF([.C76]=1;[.F76]-[.I76]*1;[.F76]-[.I76]/4)" office:value-type="string" office:string-value="" calcext:value-type="error">
            <text:p>#REF!</text:p>
          </table:table-cell>
          <table:table-cell table:formula="of:=IF([.C76]=1;[.F76]+[.I76]*1;[.F76]+[.I76]/4)" office:value-type="string" office:string-value="" calcext:value-type="error">
            <text:p>#REF!</text:p>
          </table:table-cell>
          <table:table-cell table:formula="of:=IF(AND([.F76]&gt;[.J76];[.F76]&lt;[.K76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76]" office:value-type="string" office:string-value="" calcext:value-type="error">
            <text:p>#REF!</text:p>
          </table:table-cell>
          <table:table-cell table:formula="of:=[.K76]" office:value-type="string" office:string-value="" calcext:value-type="error">
            <text:p>#REF!</text:p>
          </table:table-cell>
          <table:table-cell table:formula="of:=[.H77]-[.G77]" office:value-type="string" office:string-value="" calcext:value-type="error">
            <text:p>#REF!</text:p>
          </table:table-cell>
          <table:table-cell table:formula="of:==IF([.C77]=1;[.F77]-[.I77]*1;[.F77]-[.I77]/4)" office:value-type="string" office:string-value="" calcext:value-type="error">
            <text:p>#REF!</text:p>
          </table:table-cell>
          <table:table-cell table:formula="of:=IF([.C77]=1;[.F77]+[.I77]*1;[.F77]+[.I77]/4)" office:value-type="string" office:string-value="" calcext:value-type="error">
            <text:p>#REF!</text:p>
          </table:table-cell>
          <table:table-cell table:formula="of:=IF(AND([.F77]&gt;[.J77];[.F77]&lt;[.K77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77]" office:value-type="string" office:string-value="" calcext:value-type="error">
            <text:p>#REF!</text:p>
          </table:table-cell>
          <table:table-cell table:formula="of:=[.K77]" office:value-type="string" office:string-value="" calcext:value-type="error">
            <text:p>#REF!</text:p>
          </table:table-cell>
          <table:table-cell table:formula="of:=[.H78]-[.G78]" office:value-type="string" office:string-value="" calcext:value-type="error">
            <text:p>#REF!</text:p>
          </table:table-cell>
          <table:table-cell table:formula="of:==IF([.C78]=1;[.F78]-[.I78]*1;[.F78]-[.I78]/4)" office:value-type="string" office:string-value="" calcext:value-type="error">
            <text:p>#REF!</text:p>
          </table:table-cell>
          <table:table-cell table:formula="of:=IF([.C78]=1;[.F78]+[.I78]*1;[.F78]+[.I78]/4)" office:value-type="string" office:string-value="" calcext:value-type="error">
            <text:p>#REF!</text:p>
          </table:table-cell>
          <table:table-cell table:formula="of:=IF(AND([.F78]&gt;[.J78];[.F78]&lt;[.K78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78]" office:value-type="string" office:string-value="" calcext:value-type="error">
            <text:p>#REF!</text:p>
          </table:table-cell>
          <table:table-cell table:formula="of:=[.K78]" office:value-type="string" office:string-value="" calcext:value-type="error">
            <text:p>#REF!</text:p>
          </table:table-cell>
          <table:table-cell table:formula="of:=[.H79]-[.G79]" office:value-type="string" office:string-value="" calcext:value-type="error">
            <text:p>#REF!</text:p>
          </table:table-cell>
          <table:table-cell table:formula="of:==IF([.C79]=1;[.F79]-[.I79]*1;[.F79]-[.I79]/4)" office:value-type="string" office:string-value="" calcext:value-type="error">
            <text:p>#REF!</text:p>
          </table:table-cell>
          <table:table-cell table:formula="of:=IF([.C79]=1;[.F79]+[.I79]*1;[.F79]+[.I79]/4)" office:value-type="string" office:string-value="" calcext:value-type="error">
            <text:p>#REF!</text:p>
          </table:table-cell>
          <table:table-cell table:formula="of:=IF(AND([.F79]&gt;[.J79];[.F79]&lt;[.K79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79]" office:value-type="string" office:string-value="" calcext:value-type="error">
            <text:p>#REF!</text:p>
          </table:table-cell>
          <table:table-cell table:formula="of:=[.K79]" office:value-type="string" office:string-value="" calcext:value-type="error">
            <text:p>#REF!</text:p>
          </table:table-cell>
          <table:table-cell table:formula="of:=[.H80]-[.G80]" office:value-type="string" office:string-value="" calcext:value-type="error">
            <text:p>#REF!</text:p>
          </table:table-cell>
          <table:table-cell table:formula="of:==IF([.C80]=1;[.F80]-[.I80]*1;[.F80]-[.I80]/4)" office:value-type="string" office:string-value="" calcext:value-type="error">
            <text:p>#REF!</text:p>
          </table:table-cell>
          <table:table-cell table:formula="of:=IF([.C80]=1;[.F80]+[.I80]*1;[.F80]+[.I80]/4)" office:value-type="string" office:string-value="" calcext:value-type="error">
            <text:p>#REF!</text:p>
          </table:table-cell>
          <table:table-cell table:formula="of:=IF(AND([.F80]&gt;[.J80];[.F80]&lt;[.K80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0]" office:value-type="string" office:string-value="" calcext:value-type="error">
            <text:p>#REF!</text:p>
          </table:table-cell>
          <table:table-cell table:formula="of:=[.K80]" office:value-type="string" office:string-value="" calcext:value-type="error">
            <text:p>#REF!</text:p>
          </table:table-cell>
          <table:table-cell table:formula="of:=[.H81]-[.G81]" office:value-type="string" office:string-value="" calcext:value-type="error">
            <text:p>#REF!</text:p>
          </table:table-cell>
          <table:table-cell table:formula="of:==IF([.C81]=1;[.F81]-[.I81]*1;[.F81]-[.I81]/4)" office:value-type="string" office:string-value="" calcext:value-type="error">
            <text:p>#REF!</text:p>
          </table:table-cell>
          <table:table-cell table:formula="of:=IF([.C81]=1;[.F81]+[.I81]*1;[.F81]+[.I81]/4)" office:value-type="string" office:string-value="" calcext:value-type="error">
            <text:p>#REF!</text:p>
          </table:table-cell>
          <table:table-cell table:formula="of:=IF(AND([.F81]&gt;[.J81];[.F81]&lt;[.K81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1]" office:value-type="string" office:string-value="" calcext:value-type="error">
            <text:p>#REF!</text:p>
          </table:table-cell>
          <table:table-cell table:formula="of:=[.K81]" office:value-type="string" office:string-value="" calcext:value-type="error">
            <text:p>#REF!</text:p>
          </table:table-cell>
          <table:table-cell table:formula="of:=[.H82]-[.G82]" office:value-type="string" office:string-value="" calcext:value-type="error">
            <text:p>#REF!</text:p>
          </table:table-cell>
          <table:table-cell table:formula="of:==IF([.C82]=1;[.F82]-[.I82]*1;[.F82]-[.I82]/4)" office:value-type="string" office:string-value="" calcext:value-type="error">
            <text:p>#REF!</text:p>
          </table:table-cell>
          <table:table-cell table:formula="of:=IF([.C82]=1;[.F82]+[.I82]*1;[.F82]+[.I82]/4)" office:value-type="string" office:string-value="" calcext:value-type="error">
            <text:p>#REF!</text:p>
          </table:table-cell>
          <table:table-cell table:formula="of:=IF(AND([.F82]&gt;[.J82];[.F82]&lt;[.K82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2]" office:value-type="string" office:string-value="" calcext:value-type="error">
            <text:p>#REF!</text:p>
          </table:table-cell>
          <table:table-cell table:formula="of:=[.K82]" office:value-type="string" office:string-value="" calcext:value-type="error">
            <text:p>#REF!</text:p>
          </table:table-cell>
          <table:table-cell table:formula="of:=[.H83]-[.G83]" office:value-type="string" office:string-value="" calcext:value-type="error">
            <text:p>#REF!</text:p>
          </table:table-cell>
          <table:table-cell table:formula="of:==IF([.C83]=1;[.F83]-[.I83]*1;[.F83]-[.I83]/4)" office:value-type="string" office:string-value="" calcext:value-type="error">
            <text:p>#REF!</text:p>
          </table:table-cell>
          <table:table-cell table:formula="of:=IF([.C83]=1;[.F83]+[.I83]*1;[.F83]+[.I83]/4)" office:value-type="string" office:string-value="" calcext:value-type="error">
            <text:p>#REF!</text:p>
          </table:table-cell>
          <table:table-cell table:formula="of:=IF(AND([.F83]&gt;[.J83];[.F83]&lt;[.K83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3]" office:value-type="string" office:string-value="" calcext:value-type="error">
            <text:p>#REF!</text:p>
          </table:table-cell>
          <table:table-cell table:formula="of:=[.K83]" office:value-type="string" office:string-value="" calcext:value-type="error">
            <text:p>#REF!</text:p>
          </table:table-cell>
          <table:table-cell table:formula="of:=[.H84]-[.G84]" office:value-type="string" office:string-value="" calcext:value-type="error">
            <text:p>#REF!</text:p>
          </table:table-cell>
          <table:table-cell table:formula="of:==IF([.C84]=1;[.F84]-[.I84]*1;[.F84]-[.I84]/4)" office:value-type="string" office:string-value="" calcext:value-type="error">
            <text:p>#REF!</text:p>
          </table:table-cell>
          <table:table-cell table:formula="of:=IF([.C84]=1;[.F84]+[.I84]*1;[.F84]+[.I84]/4)" office:value-type="string" office:string-value="" calcext:value-type="error">
            <text:p>#REF!</text:p>
          </table:table-cell>
          <table:table-cell table:formula="of:=IF(AND([.F84]&gt;[.J84];[.F84]&lt;[.K84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4]" office:value-type="string" office:string-value="" calcext:value-type="error">
            <text:p>#REF!</text:p>
          </table:table-cell>
          <table:table-cell table:formula="of:=[.K84]" office:value-type="string" office:string-value="" calcext:value-type="error">
            <text:p>#REF!</text:p>
          </table:table-cell>
          <table:table-cell table:formula="of:=[.H85]-[.G85]" office:value-type="string" office:string-value="" calcext:value-type="error">
            <text:p>#REF!</text:p>
          </table:table-cell>
          <table:table-cell table:formula="of:==IF([.C85]=1;[.F85]-[.I85]*1;[.F85]-[.I85]/4)" office:value-type="string" office:string-value="" calcext:value-type="error">
            <text:p>#REF!</text:p>
          </table:table-cell>
          <table:table-cell table:formula="of:=IF([.C85]=1;[.F85]+[.I85]*1;[.F85]+[.I85]/4)" office:value-type="string" office:string-value="" calcext:value-type="error">
            <text:p>#REF!</text:p>
          </table:table-cell>
          <table:table-cell table:formula="of:=IF(AND([.F85]&gt;[.J85];[.F85]&lt;[.K85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5]" office:value-type="string" office:string-value="" calcext:value-type="error">
            <text:p>#REF!</text:p>
          </table:table-cell>
          <table:table-cell table:formula="of:=[.K85]" office:value-type="string" office:string-value="" calcext:value-type="error">
            <text:p>#REF!</text:p>
          </table:table-cell>
          <table:table-cell table:formula="of:=[.H86]-[.G86]" office:value-type="string" office:string-value="" calcext:value-type="error">
            <text:p>#REF!</text:p>
          </table:table-cell>
          <table:table-cell table:formula="of:==IF([.C86]=1;[.F86]-[.I86]*1;[.F86]-[.I86]/4)" office:value-type="string" office:string-value="" calcext:value-type="error">
            <text:p>#REF!</text:p>
          </table:table-cell>
          <table:table-cell table:formula="of:=IF([.C86]=1;[.F86]+[.I86]*1;[.F86]+[.I86]/4)" office:value-type="string" office:string-value="" calcext:value-type="error">
            <text:p>#REF!</text:p>
          </table:table-cell>
          <table:table-cell table:formula="of:=IF(AND([.F86]&gt;[.J86];[.F86]&lt;[.K86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6]" office:value-type="string" office:string-value="" calcext:value-type="error">
            <text:p>#REF!</text:p>
          </table:table-cell>
          <table:table-cell table:formula="of:=[.K86]" office:value-type="string" office:string-value="" calcext:value-type="error">
            <text:p>#REF!</text:p>
          </table:table-cell>
          <table:table-cell table:formula="of:=[.H87]-[.G87]" office:value-type="string" office:string-value="" calcext:value-type="error">
            <text:p>#REF!</text:p>
          </table:table-cell>
          <table:table-cell table:formula="of:==IF([.C87]=1;[.F87]-[.I87]*1;[.F87]-[.I87]/4)" office:value-type="string" office:string-value="" calcext:value-type="error">
            <text:p>#REF!</text:p>
          </table:table-cell>
          <table:table-cell table:formula="of:=IF([.C87]=1;[.F87]+[.I87]*1;[.F87]+[.I87]/4)" office:value-type="string" office:string-value="" calcext:value-type="error">
            <text:p>#REF!</text:p>
          </table:table-cell>
          <table:table-cell table:formula="of:=IF(AND([.F87]&gt;[.J87];[.F87]&lt;[.K87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7]" office:value-type="string" office:string-value="" calcext:value-type="error">
            <text:p>#REF!</text:p>
          </table:table-cell>
          <table:table-cell table:formula="of:=[.K87]" office:value-type="string" office:string-value="" calcext:value-type="error">
            <text:p>#REF!</text:p>
          </table:table-cell>
          <table:table-cell table:formula="of:=[.H88]-[.G88]" office:value-type="string" office:string-value="" calcext:value-type="error">
            <text:p>#REF!</text:p>
          </table:table-cell>
          <table:table-cell table:formula="of:==IF([.C88]=1;[.F88]-[.I88]*1;[.F88]-[.I88]/4)" office:value-type="string" office:string-value="" calcext:value-type="error">
            <text:p>#REF!</text:p>
          </table:table-cell>
          <table:table-cell table:formula="of:=IF([.C88]=1;[.F88]+[.I88]*1;[.F88]+[.I88]/4)" office:value-type="string" office:string-value="" calcext:value-type="error">
            <text:p>#REF!</text:p>
          </table:table-cell>
          <table:table-cell table:formula="of:=IF(AND([.F88]&gt;[.J88];[.F88]&lt;[.K88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8]" office:value-type="string" office:string-value="" calcext:value-type="error">
            <text:p>#REF!</text:p>
          </table:table-cell>
          <table:table-cell table:formula="of:=[.K88]" office:value-type="string" office:string-value="" calcext:value-type="error">
            <text:p>#REF!</text:p>
          </table:table-cell>
          <table:table-cell table:formula="of:=[.H89]-[.G89]" office:value-type="string" office:string-value="" calcext:value-type="error">
            <text:p>#REF!</text:p>
          </table:table-cell>
          <table:table-cell table:formula="of:==IF([.C89]=1;[.F89]-[.I89]*1;[.F89]-[.I89]/4)" office:value-type="string" office:string-value="" calcext:value-type="error">
            <text:p>#REF!</text:p>
          </table:table-cell>
          <table:table-cell table:formula="of:=IF([.C89]=1;[.F89]+[.I89]*1;[.F89]+[.I89]/4)" office:value-type="string" office:string-value="" calcext:value-type="error">
            <text:p>#REF!</text:p>
          </table:table-cell>
          <table:table-cell table:formula="of:=IF(AND([.F89]&gt;[.J89];[.F89]&lt;[.K89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89]" office:value-type="string" office:string-value="" calcext:value-type="error">
            <text:p>#REF!</text:p>
          </table:table-cell>
          <table:table-cell table:formula="of:=[.K89]" office:value-type="string" office:string-value="" calcext:value-type="error">
            <text:p>#REF!</text:p>
          </table:table-cell>
          <table:table-cell table:formula="of:=[.H90]-[.G90]" office:value-type="string" office:string-value="" calcext:value-type="error">
            <text:p>#REF!</text:p>
          </table:table-cell>
          <table:table-cell table:formula="of:==IF([.C90]=1;[.F90]-[.I90]*1;[.F90]-[.I90]/4)" office:value-type="string" office:string-value="" calcext:value-type="error">
            <text:p>#REF!</text:p>
          </table:table-cell>
          <table:table-cell table:formula="of:=IF([.C90]=1;[.F90]+[.I90]*1;[.F90]+[.I90]/4)" office:value-type="string" office:string-value="" calcext:value-type="error">
            <text:p>#REF!</text:p>
          </table:table-cell>
          <table:table-cell table:formula="of:=IF(AND([.F90]&gt;[.J90];[.F90]&lt;[.K90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0]" office:value-type="string" office:string-value="" calcext:value-type="error">
            <text:p>#REF!</text:p>
          </table:table-cell>
          <table:table-cell table:formula="of:=[.K90]" office:value-type="string" office:string-value="" calcext:value-type="error">
            <text:p>#REF!</text:p>
          </table:table-cell>
          <table:table-cell table:formula="of:=[.H91]-[.G91]" office:value-type="string" office:string-value="" calcext:value-type="error">
            <text:p>#REF!</text:p>
          </table:table-cell>
          <table:table-cell table:formula="of:==IF([.C91]=1;[.F91]-[.I91]*1;[.F91]-[.I91]/4)" office:value-type="string" office:string-value="" calcext:value-type="error">
            <text:p>#REF!</text:p>
          </table:table-cell>
          <table:table-cell table:formula="of:=IF([.C91]=1;[.F91]+[.I91]*1;[.F91]+[.I91]/4)" office:value-type="string" office:string-value="" calcext:value-type="error">
            <text:p>#REF!</text:p>
          </table:table-cell>
          <table:table-cell table:formula="of:=IF(AND([.F91]&gt;[.J91];[.F91]&lt;[.K91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1]" office:value-type="string" office:string-value="" calcext:value-type="error">
            <text:p>#REF!</text:p>
          </table:table-cell>
          <table:table-cell table:formula="of:=[.K91]" office:value-type="string" office:string-value="" calcext:value-type="error">
            <text:p>#REF!</text:p>
          </table:table-cell>
          <table:table-cell table:formula="of:=[.H92]-[.G92]" office:value-type="string" office:string-value="" calcext:value-type="error">
            <text:p>#REF!</text:p>
          </table:table-cell>
          <table:table-cell table:formula="of:==IF([.C92]=1;[.F92]-[.I92]*1;[.F92]-[.I92]/4)" office:value-type="string" office:string-value="" calcext:value-type="error">
            <text:p>#REF!</text:p>
          </table:table-cell>
          <table:table-cell table:formula="of:=IF([.C92]=1;[.F92]+[.I92]*1;[.F92]+[.I92]/4)" office:value-type="string" office:string-value="" calcext:value-type="error">
            <text:p>#REF!</text:p>
          </table:table-cell>
          <table:table-cell table:formula="of:=IF(AND([.F92]&gt;[.J92];[.F92]&lt;[.K92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2]" office:value-type="string" office:string-value="" calcext:value-type="error">
            <text:p>#REF!</text:p>
          </table:table-cell>
          <table:table-cell table:formula="of:=[.K92]" office:value-type="string" office:string-value="" calcext:value-type="error">
            <text:p>#REF!</text:p>
          </table:table-cell>
          <table:table-cell table:formula="of:=[.H93]-[.G93]" office:value-type="string" office:string-value="" calcext:value-type="error">
            <text:p>#REF!</text:p>
          </table:table-cell>
          <table:table-cell table:formula="of:==IF([.C93]=1;[.F93]-[.I93]*1;[.F93]-[.I93]/4)" office:value-type="string" office:string-value="" calcext:value-type="error">
            <text:p>#REF!</text:p>
          </table:table-cell>
          <table:table-cell table:formula="of:=IF([.C93]=1;[.F93]+[.I93]*1;[.F93]+[.I93]/4)" office:value-type="string" office:string-value="" calcext:value-type="error">
            <text:p>#REF!</text:p>
          </table:table-cell>
          <table:table-cell table:formula="of:=IF(AND([.F93]&gt;[.J93];[.F93]&lt;[.K93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3]" office:value-type="string" office:string-value="" calcext:value-type="error">
            <text:p>#REF!</text:p>
          </table:table-cell>
          <table:table-cell table:formula="of:=[.K93]" office:value-type="string" office:string-value="" calcext:value-type="error">
            <text:p>#REF!</text:p>
          </table:table-cell>
          <table:table-cell table:formula="of:=[.H94]-[.G94]" office:value-type="string" office:string-value="" calcext:value-type="error">
            <text:p>#REF!</text:p>
          </table:table-cell>
          <table:table-cell table:formula="of:==IF([.C94]=1;[.F94]-[.I94]*1;[.F94]-[.I94]/4)" office:value-type="string" office:string-value="" calcext:value-type="error">
            <text:p>#REF!</text:p>
          </table:table-cell>
          <table:table-cell table:formula="of:=IF([.C94]=1;[.F94]+[.I94]*1;[.F94]+[.I94]/4)" office:value-type="string" office:string-value="" calcext:value-type="error">
            <text:p>#REF!</text:p>
          </table:table-cell>
          <table:table-cell table:formula="of:=IF(AND([.F94]&gt;[.J94];[.F94]&lt;[.K94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4]" office:value-type="string" office:string-value="" calcext:value-type="error">
            <text:p>#REF!</text:p>
          </table:table-cell>
          <table:table-cell table:formula="of:=[.K94]" office:value-type="string" office:string-value="" calcext:value-type="error">
            <text:p>#REF!</text:p>
          </table:table-cell>
          <table:table-cell table:formula="of:=[.H95]-[.G95]" office:value-type="string" office:string-value="" calcext:value-type="error">
            <text:p>#REF!</text:p>
          </table:table-cell>
          <table:table-cell table:formula="of:==IF([.C95]=1;[.F95]-[.I95]*1;[.F95]-[.I95]/4)" office:value-type="string" office:string-value="" calcext:value-type="error">
            <text:p>#REF!</text:p>
          </table:table-cell>
          <table:table-cell table:formula="of:=IF([.C95]=1;[.F95]+[.I95]*1;[.F95]+[.I95]/4)" office:value-type="string" office:string-value="" calcext:value-type="error">
            <text:p>#REF!</text:p>
          </table:table-cell>
          <table:table-cell table:formula="of:=IF(AND([.F95]&gt;[.J95];[.F95]&lt;[.K95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5]" office:value-type="string" office:string-value="" calcext:value-type="error">
            <text:p>#REF!</text:p>
          </table:table-cell>
          <table:table-cell table:formula="of:=[.K95]" office:value-type="string" office:string-value="" calcext:value-type="error">
            <text:p>#REF!</text:p>
          </table:table-cell>
          <table:table-cell table:formula="of:=[.H96]-[.G96]" office:value-type="string" office:string-value="" calcext:value-type="error">
            <text:p>#REF!</text:p>
          </table:table-cell>
          <table:table-cell table:formula="of:==IF([.C96]=1;[.F96]-[.I96]*1;[.F96]-[.I96]/4)" office:value-type="string" office:string-value="" calcext:value-type="error">
            <text:p>#REF!</text:p>
          </table:table-cell>
          <table:table-cell table:formula="of:=IF([.C96]=1;[.F96]+[.I96]*1;[.F96]+[.I96]/4)" office:value-type="string" office:string-value="" calcext:value-type="error">
            <text:p>#REF!</text:p>
          </table:table-cell>
          <table:table-cell table:formula="of:=IF(AND([.F96]&gt;[.J96];[.F96]&lt;[.K96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6]" office:value-type="string" office:string-value="" calcext:value-type="error">
            <text:p>#REF!</text:p>
          </table:table-cell>
          <table:table-cell table:formula="of:=[.K96]" office:value-type="string" office:string-value="" calcext:value-type="error">
            <text:p>#REF!</text:p>
          </table:table-cell>
          <table:table-cell table:formula="of:=[.H97]-[.G97]" office:value-type="string" office:string-value="" calcext:value-type="error">
            <text:p>#REF!</text:p>
          </table:table-cell>
          <table:table-cell table:formula="of:==IF([.C97]=1;[.F97]-[.I97]*1;[.F97]-[.I97]/4)" office:value-type="string" office:string-value="" calcext:value-type="error">
            <text:p>#REF!</text:p>
          </table:table-cell>
          <table:table-cell table:formula="of:=IF([.C97]=1;[.F97]+[.I97]*1;[.F97]+[.I97]/4)" office:value-type="string" office:string-value="" calcext:value-type="error">
            <text:p>#REF!</text:p>
          </table:table-cell>
          <table:table-cell table:formula="of:=IF(AND([.F97]&gt;[.J97];[.F97]&lt;[.K97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7]" office:value-type="string" office:string-value="" calcext:value-type="error">
            <text:p>#REF!</text:p>
          </table:table-cell>
          <table:table-cell table:formula="of:=[.K97]" office:value-type="string" office:string-value="" calcext:value-type="error">
            <text:p>#REF!</text:p>
          </table:table-cell>
          <table:table-cell table:formula="of:=[.H98]-[.G98]" office:value-type="string" office:string-value="" calcext:value-type="error">
            <text:p>#REF!</text:p>
          </table:table-cell>
          <table:table-cell table:formula="of:==IF([.C98]=1;[.F98]-[.I98]*1;[.F98]-[.I98]/4)" office:value-type="string" office:string-value="" calcext:value-type="error">
            <text:p>#REF!</text:p>
          </table:table-cell>
          <table:table-cell table:formula="of:=IF([.C98]=1;[.F98]+[.I98]*1;[.F98]+[.I98]/4)" office:value-type="string" office:string-value="" calcext:value-type="error">
            <text:p>#REF!</text:p>
          </table:table-cell>
          <table:table-cell table:formula="of:=IF(AND([.F98]&gt;[.J98];[.F98]&lt;[.K98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8]" office:value-type="string" office:string-value="" calcext:value-type="error">
            <text:p>#REF!</text:p>
          </table:table-cell>
          <table:table-cell table:formula="of:=[.K98]" office:value-type="string" office:string-value="" calcext:value-type="error">
            <text:p>#REF!</text:p>
          </table:table-cell>
          <table:table-cell table:formula="of:=[.H99]-[.G99]" office:value-type="string" office:string-value="" calcext:value-type="error">
            <text:p>#REF!</text:p>
          </table:table-cell>
          <table:table-cell table:formula="of:==IF([.C99]=1;[.F99]-[.I99]*1;[.F99]-[.I99]/4)" office:value-type="string" office:string-value="" calcext:value-type="error">
            <text:p>#REF!</text:p>
          </table:table-cell>
          <table:table-cell table:formula="of:=IF([.C99]=1;[.F99]+[.I99]*1;[.F99]+[.I99]/4)" office:value-type="string" office:string-value="" calcext:value-type="error">
            <text:p>#REF!</text:p>
          </table:table-cell>
          <table:table-cell table:formula="of:=IF(AND([.F99]&gt;[.J99];[.F99]&lt;[.K99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99]" office:value-type="string" office:string-value="" calcext:value-type="error">
            <text:p>#REF!</text:p>
          </table:table-cell>
          <table:table-cell table:formula="of:=[.K99]" office:value-type="string" office:string-value="" calcext:value-type="error">
            <text:p>#REF!</text:p>
          </table:table-cell>
          <table:table-cell table:formula="of:=[.H100]-[.G100]" office:value-type="string" office:string-value="" calcext:value-type="error">
            <text:p>#REF!</text:p>
          </table:table-cell>
          <table:table-cell table:formula="of:==IF([.C100]=1;[.F100]-[.I100]*1;[.F100]-[.I100]/4)" office:value-type="string" office:string-value="" calcext:value-type="error">
            <text:p>#REF!</text:p>
          </table:table-cell>
          <table:table-cell table:formula="of:=IF([.C100]=1;[.F100]+[.I100]*1;[.F100]+[.I100]/4)" office:value-type="string" office:string-value="" calcext:value-type="error">
            <text:p>#REF!</text:p>
          </table:table-cell>
          <table:table-cell table:formula="of:=IF(AND([.F100]&gt;[.J100];[.F100]&lt;[.K100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100]" office:value-type="string" office:string-value="" calcext:value-type="error">
            <text:p>#REF!</text:p>
          </table:table-cell>
          <table:table-cell table:formula="of:=[.K100]" office:value-type="string" office:string-value="" calcext:value-type="error">
            <text:p>#REF!</text:p>
          </table:table-cell>
          <table:table-cell table:formula="of:=[.H101]-[.G101]" office:value-type="string" office:string-value="" calcext:value-type="error">
            <text:p>#REF!</text:p>
          </table:table-cell>
          <table:table-cell table:formula="of:==IF([.C101]=1;[.F101]-[.I101]*1;[.F101]-[.I101]/4)" office:value-type="string" office:string-value="" calcext:value-type="error">
            <text:p>#REF!</text:p>
          </table:table-cell>
          <table:table-cell table:formula="of:=IF([.C101]=1;[.F101]+[.I101]*1;[.F101]+[.I101]/4)" office:value-type="string" office:string-value="" calcext:value-type="error">
            <text:p>#REF!</text:p>
          </table:table-cell>
          <table:table-cell table:formula="of:=IF(AND([.F101]&gt;[.J101];[.F101]&lt;[.K101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101]" office:value-type="string" office:string-value="" calcext:value-type="error">
            <text:p>#REF!</text:p>
          </table:table-cell>
          <table:table-cell table:formula="of:=[.K101]" office:value-type="string" office:string-value="" calcext:value-type="error">
            <text:p>#REF!</text:p>
          </table:table-cell>
          <table:table-cell table:formula="of:=[.H102]-[.G102]" office:value-type="string" office:string-value="" calcext:value-type="error">
            <text:p>#REF!</text:p>
          </table:table-cell>
          <table:table-cell table:formula="of:==IF([.C102]=1;[.F102]-[.I102]*1;[.F102]-[.I102]/4)" office:value-type="string" office:string-value="" calcext:value-type="error">
            <text:p>#REF!</text:p>
          </table:table-cell>
          <table:table-cell table:formula="of:=IF([.C102]=1;[.F102]+[.I102]*1;[.F102]+[.I102]/4)" office:value-type="string" office:string-value="" calcext:value-type="error">
            <text:p>#REF!</text:p>
          </table:table-cell>
          <table:table-cell table:formula="of:=IF(AND([.F102]&gt;[.J102];[.F102]&lt;[.K102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102]" office:value-type="string" office:string-value="" calcext:value-type="error">
            <text:p>#REF!</text:p>
          </table:table-cell>
          <table:table-cell table:formula="of:=[.K102]" office:value-type="string" office:string-value="" calcext:value-type="error">
            <text:p>#REF!</text:p>
          </table:table-cell>
          <table:table-cell table:formula="of:=[.H103]-[.G103]" office:value-type="string" office:string-value="" calcext:value-type="error">
            <text:p>#REF!</text:p>
          </table:table-cell>
          <table:table-cell table:formula="of:==IF([.C103]=1;[.F103]-[.I103]*1;[.F103]-[.I103]/4)" office:value-type="string" office:string-value="" calcext:value-type="error">
            <text:p>#REF!</text:p>
          </table:table-cell>
          <table:table-cell table:formula="of:=IF([.C103]=1;[.F103]+[.I103]*1;[.F103]+[.I103]/4)" office:value-type="string" office:string-value="" calcext:value-type="error">
            <text:p>#REF!</text:p>
          </table:table-cell>
          <table:table-cell table:formula="of:=IF(AND([.F103]&gt;[.J103];[.F103]&lt;[.K103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103]" office:value-type="string" office:string-value="" calcext:value-type="error">
            <text:p>#REF!</text:p>
          </table:table-cell>
          <table:table-cell table:formula="of:=[.K103]" office:value-type="string" office:string-value="" calcext:value-type="error">
            <text:p>#REF!</text:p>
          </table:table-cell>
          <table:table-cell table:formula="of:=[.H104]-[.G104]" office:value-type="string" office:string-value="" calcext:value-type="error">
            <text:p>#REF!</text:p>
          </table:table-cell>
          <table:table-cell table:formula="of:==IF([.C104]=1;[.F104]-[.I104]*1;[.F104]-[.I104]/4)" office:value-type="string" office:string-value="" calcext:value-type="error">
            <text:p>#REF!</text:p>
          </table:table-cell>
          <table:table-cell table:formula="of:=IF([.C104]=1;[.F104]+[.I104]*1;[.F104]+[.I104]/4)" office:value-type="string" office:string-value="" calcext:value-type="error">
            <text:p>#REF!</text:p>
          </table:table-cell>
          <table:table-cell table:formula="of:=IF(AND([.F104]&gt;[.J104];[.F104]&lt;[.K104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104]" office:value-type="string" office:string-value="" calcext:value-type="error">
            <text:p>#REF!</text:p>
          </table:table-cell>
          <table:table-cell table:formula="of:=[.K104]" office:value-type="string" office:string-value="" calcext:value-type="error">
            <text:p>#REF!</text:p>
          </table:table-cell>
          <table:table-cell table:formula="of:=[.H105]-[.G105]" office:value-type="string" office:string-value="" calcext:value-type="error">
            <text:p>#REF!</text:p>
          </table:table-cell>
          <table:table-cell table:formula="of:==IF([.C105]=1;[.F105]-[.I105]*1;[.F105]-[.I105]/4)" office:value-type="string" office:string-value="" calcext:value-type="error">
            <text:p>#REF!</text:p>
          </table:table-cell>
          <table:table-cell table:formula="of:=IF([.C105]=1;[.F105]+[.I105]*1;[.F105]+[.I105]/4)" office:value-type="string" office:string-value="" calcext:value-type="error">
            <text:p>#REF!</text:p>
          </table:table-cell>
          <table:table-cell table:formula="of:=IF(AND([.F105]&gt;[.J105];[.F105]&lt;[.K105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105]" office:value-type="string" office:string-value="" calcext:value-type="error">
            <text:p>#REF!</text:p>
          </table:table-cell>
          <table:table-cell table:formula="of:=[.K105]" office:value-type="string" office:string-value="" calcext:value-type="error">
            <text:p>#REF!</text:p>
          </table:table-cell>
          <table:table-cell table:formula="of:=[.H106]-[.G106]" office:value-type="string" office:string-value="" calcext:value-type="error">
            <text:p>#REF!</text:p>
          </table:table-cell>
          <table:table-cell table:formula="of:==IF([.C106]=1;[.F106]-[.I106]*1;[.F106]-[.I106]/4)" office:value-type="string" office:string-value="" calcext:value-type="error">
            <text:p>#REF!</text:p>
          </table:table-cell>
          <table:table-cell table:formula="of:=IF([.C106]=1;[.F106]+[.I106]*1;[.F106]+[.I106]/4)" office:value-type="string" office:string-value="" calcext:value-type="error">
            <text:p>#REF!</text:p>
          </table:table-cell>
          <table:table-cell table:formula="of:=IF(AND([.F106]&gt;[.J106];[.F106]&lt;[.K106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106]" office:value-type="string" office:string-value="" calcext:value-type="error">
            <text:p>#REF!</text:p>
          </table:table-cell>
          <table:table-cell table:formula="of:=[.K106]" office:value-type="string" office:string-value="" calcext:value-type="error">
            <text:p>#REF!</text:p>
          </table:table-cell>
          <table:table-cell table:formula="of:=[.H107]-[.G107]" office:value-type="string" office:string-value="" calcext:value-type="error">
            <text:p>#REF!</text:p>
          </table:table-cell>
          <table:table-cell table:formula="of:==IF([.C107]=1;[.F107]-[.I107]*1;[.F107]-[.I107]/4)" office:value-type="string" office:string-value="" calcext:value-type="error">
            <text:p>#REF!</text:p>
          </table:table-cell>
          <table:table-cell table:formula="of:=IF([.C107]=1;[.F107]+[.I107]*1;[.F107]+[.I107]/4)" office:value-type="string" office:string-value="" calcext:value-type="error">
            <text:p>#REF!</text:p>
          </table:table-cell>
          <table:table-cell table:formula="of:=IF(AND([.F107]&gt;[.J107];[.F107]&lt;[.K107]);1;0)" office:value-type="string" office:string-value="" calcext:value-type="error">
            <text:p>#REF!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J107]" office:value-type="string" office:string-value="" calcext:value-type="error">
            <text:p>#REF!</text:p>
          </table:table-cell>
          <table:table-cell table:formula="of:=[.K107]" office:value-type="string" office:string-value="" calcext:value-type="error">
            <text:p>#REF!</text:p>
          </table:table-cell>
          <table:table-cell table:formula="of:=[.H108]-[.G108]" office:value-type="string" office:string-value="" calcext:value-type="error">
            <text:p>#REF!</text:p>
          </table:table-cell>
          <table:table-cell table:formula="of:==IF([.C108]=1;[.F108]-[.I108]*1;[.F108]-[.I108]/4)" office:value-type="string" office:string-value="" calcext:value-type="error">
            <text:p>#REF!</text:p>
          </table:table-cell>
          <table:table-cell table:formula="of:=IF([.C108]=1;[.F108]+[.I108]*1;[.F108]+[.I108]/4)" office:value-type="string" office:string-value="" calcext:value-type="error">
            <text:p>#REF!</text:p>
          </table:table-cell>
          <table:table-cell table:formula="of:=IF(AND([.F108]&gt;[.J108];[.F108]&lt;[.K108]);1;0)" office:value-type="string" office:string-value="" calcext:value-type="error">
            <text:p>#REF!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06:37:57.014984845</meta:creation-date>
    <dc:date>2019-10-13T22:04:06.070925332</dc:date>
    <meta:editing-duration>PT16H30M14S</meta:editing-duration>
    <meta:editing-cycles>5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201cm" style:legend-expansion="high" chart:style-name="ch2"/>
        <chart:plot-area chart:style-name="ch3" table:cell-range-address="Sheet1.P23:Sheet1.P43 Sheet1.AC23:Sheet1.AC43" svg:x="0.32cm" svg:y="0.18cm" svg:width="12.296cm" svg:height="8.64cm">
          <chartooo:coordinate-region svg:x="1.312cm" svg:y="0.379cm" svg:width="10.9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C23:Sheet1.AC43" chart:class="chart:scatter">
            <chart:domain table:cell-range-address="Sheet1.P23:Sheet1.P4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P23:Sheet1.P43</svg:desc>
                </draw:g>
              </table:table-cell>
              <table:table-cell office:value-type="float" office:value="1000">
                <text:p>1000</text:p>
                <draw:g>
                  <svg:desc>Sheet1.AC23:Sheet1.A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1533.33333333333">
                <text:p>1533.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1566.66666666667">
                <text:p>1566.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1633.33333333333">
                <text:p>1633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1733.33333333333">
                <text:p>1733.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">
                <text:p>0.23</text:p>
              </table:table-cell>
              <table:table-cell office:value-type="float" office:value="1766.66666666667">
                <text:p>1766.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">
                <text:p>0.2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1833.33333333333">
                <text:p>1833.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1866.66666666667">
                <text:p>1866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  <table:table-cell office:value-type="float" office:value="1933.33333333333">
                <text:p>1933.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1966.66666666667">
                <text:p>1966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